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OpenSans" svg:font-family="OpenSans, Arial, sans-serif"/>
    <style:font-face style:name="europa" svg:font-family="europa"/>
    <style:font-face style:name="futura-pt" svg:font-family="futura-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2f27c" style:font-weight-asian="normal" style:font-weight-complex="normal"/>
    </style:style>
    <style:style style:name="P3" style:family="paragraph" style:parent-style-name="Standard">
      <style:text-properties fo:font-weight="normal" officeooo:paragraph-rsid="0058b902" style:font-weight-asian="normal" style:font-weight-complex="normal"/>
    </style:style>
    <style:style style:name="P4" style:family="paragraph" style:parent-style-name="Standard">
      <style:text-properties fo:font-weight="normal" officeooo:paragraph-rsid="0059fa93" style:font-weight-asian="normal" style:font-weight-complex="normal"/>
    </style:style>
    <style:style style:name="P5" style:family="paragraph" style:parent-style-name="Standard">
      <style:text-properties fo:font-weight="normal" officeooo:paragraph-rsid="0110fa1d" style:font-weight-asian="normal"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rsid="0059fa93" officeooo:paragraph-rsid="00ec7ac3"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05b1103" officeooo:paragraph-rsid="005b1103" style:font-size-asian="12pt" style:font-weight-asian="normal" style:font-size-complex="12pt" style:font-weight-complex="normal"/>
    </style:style>
    <style:style style:name="P8" style:family="paragraph" style:parent-style-name="Standard">
      <style:text-properties fo:font-variant="normal" fo:text-transform="none" fo:color="#ffffff" style:font-name="Liberation Serif" fo:font-size="12pt" fo:letter-spacing="normal" fo:font-style="normal" fo:font-weight="normal" officeooo:rsid="0050e780" officeooo:paragraph-rsid="000fdc8e" style:font-size-asian="12pt" style:font-weight-asian="normal" style:font-size-complex="12pt" style:font-weight-complex="normal"/>
    </style:style>
    <style:style style:name="P9" style:family="paragraph" style:parent-style-name="Standard">
      <style:text-properties fo:font-variant="normal" fo:text-transform="none" fo:color="#ffffff" style:font-name="Liberation Serif" fo:font-size="12pt" fo:letter-spacing="normal" fo:font-style="normal" fo:font-weight="normal" officeooo:rsid="0050e780" officeooo:paragraph-rsid="00596c4a" style:font-size-asian="12pt" style:font-weight-asian="normal" style:font-size-complex="12pt" style:font-weight-complex="normal"/>
    </style:style>
    <style:style style:name="P10" style:family="paragraph" style:parent-style-name="Standard">
      <style:text-properties fo:font-variant="normal" fo:text-transform="none" fo:color="#ffffff" style:font-name="Liberation Serif" fo:font-size="12pt" fo:letter-spacing="normal" fo:font-style="normal" fo:font-weight="normal" officeooo:rsid="0050e780" officeooo:paragraph-rsid="0058b902" style:font-size-asian="12pt" style:font-weight-asian="normal" style:font-size-complex="12pt" style:font-weight-complex="normal"/>
    </style:style>
    <style:style style:name="P11" style:family="paragraph" style:parent-style-name="Standard">
      <style:text-properties fo:font-variant="normal" fo:text-transform="none" fo:color="#ffffff" style:font-name="Liberation Serif" fo:font-size="12pt" fo:letter-spacing="normal" fo:font-style="normal" fo:font-weight="normal" officeooo:rsid="0050e780" officeooo:paragraph-rsid="00ec7ac3" style:font-size-asian="12pt" style:font-weight-asian="normal" style:font-size-complex="12pt" style:font-weight-complex="normal"/>
    </style:style>
    <style:style style:name="P12" style:family="paragraph" style:parent-style-name="Standard">
      <style:text-properties fo:font-variant="normal" fo:text-transform="none" fo:color="#ffffff" style:font-name="Liberation Serif" fo:font-size="12pt" fo:letter-spacing="normal" fo:font-style="normal" fo:font-weight="normal" officeooo:rsid="00596c4a" officeooo:paragraph-rsid="00596c4a" style:font-size-asian="12pt" style:font-weight-asian="normal" style:font-size-complex="12pt" style:font-weight-complex="normal"/>
    </style:style>
    <style:style style:name="P13" style:family="paragraph" style:parent-style-name="Standard">
      <style:text-properties fo:font-variant="normal" fo:text-transform="none" fo:color="#ffffff" style:font-name="Liberation Serif" fo:font-size="12pt" fo:letter-spacing="normal" fo:font-style="normal" fo:font-weight="normal" officeooo:rsid="0059fa93" officeooo:paragraph-rsid="0059fa93" style:font-size-asian="12pt" style:font-weight-asian="normal" style:font-size-complex="12pt" style:font-weight-complex="normal"/>
    </style:style>
    <style:style style:name="P14" style:family="paragraph" style:parent-style-name="Standard">
      <style:text-properties fo:font-variant="normal" fo:text-transform="none" fo:color="#ffffff" style:font-name="Liberation Serif" fo:font-size="12pt" fo:letter-spacing="normal" fo:font-style="normal" fo:font-weight="normal" officeooo:rsid="0059fa93" officeooo:paragraph-rsid="00596c4a" style:font-size-asian="12pt" style:font-weight-asian="normal" style:font-size-complex="12pt" style:font-weight-complex="normal"/>
    </style:style>
    <style:style style:name="P15" style:family="paragraph" style:parent-style-name="Standard">
      <style:text-properties fo:font-variant="normal" fo:text-transform="none" fo:color="#ffffff" style:font-name="Liberation Serif" fo:font-size="12pt" fo:letter-spacing="normal" fo:font-style="normal" fo:font-weight="normal" officeooo:rsid="0059fa93" officeooo:paragraph-rsid="00ebf0db" style:font-size-asian="12pt" style:font-weight-asian="normal" style:font-size-complex="12pt" style:font-weight-complex="normal"/>
    </style:style>
    <style:style style:name="P16" style:family="paragraph" style:parent-style-name="Standard">
      <style:text-properties fo:font-variant="normal" fo:text-transform="none" fo:color="#ffffff" style:font-name="Liberation Serif" fo:font-size="12pt" fo:letter-spacing="normal" fo:font-style="normal" fo:font-weight="normal" officeooo:rsid="005a8bdd" officeooo:paragraph-rsid="005a8bdd" style:font-size-asian="12pt" style:font-weight-asian="normal" style:font-size-complex="12pt" style:font-weight-complex="normal"/>
    </style:style>
    <style:style style:name="P17" style:family="paragraph" style:parent-style-name="Standard">
      <style:text-properties fo:font-variant="normal" fo:text-transform="none" fo:color="#ffffff" style:font-name="Liberation Serif" fo:font-size="12pt" fo:letter-spacing="normal" fo:font-style="normal" fo:font-weight="normal" officeooo:rsid="005b1103" officeooo:paragraph-rsid="005b1103" style:font-size-asian="12pt" style:font-weight-asian="normal" style:font-size-complex="12pt" style:font-weight-complex="normal"/>
    </style:style>
    <style:style style:name="P18" style:family="paragraph" style:parent-style-name="Standard">
      <style:text-properties fo:font-variant="normal" fo:text-transform="none" fo:color="#ffffff" style:font-name="Liberation Serif" fo:font-size="12pt" fo:letter-spacing="normal" fo:font-style="normal" fo:font-weight="normal" officeooo:rsid="005b1103" officeooo:paragraph-rsid="00ef5f8d" style:font-size-asian="12pt" style:font-weight-asian="normal" style:font-size-complex="12pt" style:font-weight-complex="normal"/>
    </style:style>
    <style:style style:name="P19" style:family="paragraph" style:parent-style-name="Standard">
      <style:text-properties fo:font-variant="normal" fo:text-transform="none" fo:color="#ffffff" style:font-name="Liberation Serif" fo:font-size="12pt" fo:letter-spacing="normal" fo:font-style="normal" fo:font-weight="normal" officeooo:rsid="005cea33" officeooo:paragraph-rsid="005cea33" style:font-size-asian="12pt" style:font-weight-asian="normal" style:font-size-complex="12pt" style:font-weight-complex="normal"/>
    </style:style>
    <style:style style:name="P20" style:family="paragraph" style:parent-style-name="Standard">
      <style:text-properties fo:font-variant="normal" fo:text-transform="none" fo:color="#ffffff" style:font-name="Liberation Serif" fo:font-size="12pt" fo:letter-spacing="normal" fo:font-style="normal" fo:font-weight="normal" officeooo:rsid="00bef5ac" officeooo:paragraph-rsid="00bef5ac" style:font-size-asian="12pt" style:font-weight-asian="normal" style:font-size-complex="12pt" style:font-weight-complex="normal"/>
    </style:style>
    <style:style style:name="P21" style:family="paragraph" style:parent-style-name="Standard">
      <style:text-properties fo:font-variant="normal" fo:text-transform="none" fo:color="#ffffff" style:font-name="Liberation Serif" fo:font-size="12pt" fo:letter-spacing="normal" fo:font-style="normal" fo:font-weight="normal" officeooo:rsid="00c16e6e" officeooo:paragraph-rsid="00c16e6e" style:font-size-asian="12pt" style:font-weight-asian="normal" style:font-size-complex="12pt" style:font-weight-complex="normal"/>
    </style:style>
    <style:style style:name="P22" style:family="paragraph" style:parent-style-name="Standard">
      <style:text-properties fo:font-variant="normal" fo:text-transform="none" fo:color="#ffffff" style:font-name="Liberation Serif" fo:font-size="12pt" fo:letter-spacing="normal" fo:font-style="normal" fo:font-weight="normal" officeooo:rsid="00cd8686" officeooo:paragraph-rsid="00cd8686" style:font-size-asian="12pt" style:font-weight-asian="normal" style:font-size-complex="12pt" style:font-weight-complex="normal"/>
    </style:style>
    <style:style style:name="P23" style:family="paragraph" style:parent-style-name="Standard">
      <style:text-properties fo:font-variant="normal" fo:text-transform="none" fo:color="#ffffff" style:font-name="Liberation Serif" fo:font-size="12pt" fo:letter-spacing="normal" fo:font-style="normal" fo:font-weight="normal" officeooo:rsid="00d54aa5" officeooo:paragraph-rsid="00d54aa5" style:font-size-asian="12pt" style:font-weight-asian="normal" style:font-size-complex="12pt" style:font-weight-complex="normal"/>
    </style:style>
    <style:style style:name="P24" style:family="paragraph" style:parent-style-name="Standard">
      <style:text-properties fo:font-variant="normal" fo:text-transform="none" fo:color="#ffffff" style:font-name="Liberation Serif" fo:font-size="12pt" fo:letter-spacing="normal" fo:font-style="normal" fo:font-weight="normal" officeooo:rsid="00e6210a" officeooo:paragraph-rsid="00e6210a" style:font-size-asian="12pt" style:font-weight-asian="normal" style:font-size-complex="12pt" style:font-weight-complex="normal"/>
    </style:style>
    <style:style style:name="P25" style:family="paragraph" style:parent-style-name="Standard">
      <style:text-properties fo:font-variant="normal" fo:text-transform="none" fo:color="#ffffff" style:font-name="Liberation Serif" fo:font-size="12pt" fo:letter-spacing="normal" fo:font-style="normal" fo:font-weight="normal" officeooo:rsid="00d42534" officeooo:paragraph-rsid="00d42534" style:font-size-asian="12pt" style:font-weight-asian="normal" style:font-size-complex="12pt" style:font-weight-complex="normal"/>
    </style:style>
    <style:style style:name="P26" style:family="paragraph" style:parent-style-name="Standard">
      <style:text-properties fo:font-variant="normal" fo:text-transform="none" fo:color="#ffffff" style:font-name="Liberation Serif" fo:font-size="12pt" fo:letter-spacing="normal" fo:font-style="normal" fo:font-weight="normal" officeooo:rsid="00ec7ac3" officeooo:paragraph-rsid="00ec7ac3" style:font-size-asian="12pt" style:font-weight-asian="normal" style:font-size-complex="12pt" style:font-weight-complex="normal"/>
    </style:style>
    <style:style style:name="P27" style:family="paragraph" style:parent-style-name="Standard">
      <style:text-properties fo:font-variant="normal" fo:text-transform="none" fo:color="#ffffff" style:font-name="Liberation Serif" fo:font-size="12pt" fo:letter-spacing="normal" fo:font-style="normal" fo:font-weight="normal" officeooo:rsid="010bdffe" officeooo:paragraph-rsid="010bdffe" style:font-size-asian="12pt" style:font-weight-asian="normal" style:font-size-complex="12pt" style:font-weight-complex="normal"/>
    </style:style>
    <style:style style:name="P28" style:family="paragraph" style:parent-style-name="Standard">
      <style:text-properties fo:font-variant="normal" fo:text-transform="none" fo:color="#ffffff" style:font-name="Liberation Serif" fo:font-size="12pt" fo:letter-spacing="normal" fo:font-style="normal" fo:font-weight="bold" officeooo:rsid="0050e780" officeooo:paragraph-rsid="0058b902" style:font-size-asian="12pt" style:font-weight-asian="bold" style:font-size-complex="12pt" style:font-weight-complex="bold"/>
    </style:style>
    <style:style style:name="P29" style:family="paragraph" style:parent-style-name="Standard">
      <style:text-properties fo:font-variant="normal" fo:text-transform="none" fo:color="#ffffff" style:font-name="Liberation Serif" fo:font-size="12pt" fo:letter-spacing="normal" fo:font-style="normal" fo:font-weight="bold" officeooo:rsid="0059fa93" officeooo:paragraph-rsid="0059fa93" style:font-size-asian="12pt" style:font-weight-asian="bold" style:font-size-complex="12pt" style:font-weight-complex="bold"/>
    </style:style>
    <style:style style:name="P30" style:family="paragraph" style:parent-style-name="Standard">
      <style:text-properties fo:font-variant="normal" fo:text-transform="none" fo:color="#ffffff" style:font-name="Liberation Serif" fo:font-size="12pt" fo:letter-spacing="normal" fo:font-style="normal" fo:font-weight="bold" officeooo:rsid="00bef5ac" officeooo:paragraph-rsid="00bef5ac" style:font-size-asian="12pt" style:font-weight-asian="bold" style:font-size-complex="12pt" style:font-weight-complex="bold"/>
    </style:style>
    <style:style style:name="P31" style:family="paragraph" style:parent-style-name="Standard">
      <style:text-properties fo:font-variant="normal" fo:text-transform="none" fo:color="#ffffff" style:font-name="Liberation Serif" fo:font-size="12pt" fo:letter-spacing="normal" fo:font-style="normal" fo:font-weight="bold" officeooo:rsid="00c81ef5" officeooo:paragraph-rsid="00c81ef5" style:font-size-asian="12pt" style:font-weight-asian="bold" style:font-size-complex="12pt" style:font-weight-complex="bold"/>
    </style:style>
    <style:style style:name="P32" style:family="paragraph" style:parent-style-name="Standard">
      <style:text-properties fo:font-variant="normal" fo:text-transform="none" fo:color="#ffffff" style:font-name="Liberation Serif" fo:font-size="12pt" fo:letter-spacing="normal" fo:font-style="normal" fo:font-weight="bold" officeooo:rsid="00596c4a" officeooo:paragraph-rsid="00596c4a" style:font-size-asian="12pt" style:font-weight-asian="bold" style:font-size-complex="12pt" style:font-weight-complex="bold"/>
    </style:style>
    <style:style style:name="P33" style:family="paragraph" style:parent-style-name="Standard">
      <style:text-properties fo:font-variant="normal" fo:text-transform="none" fo:color="#ffffff" style:font-name="Liberation Serif" fo:font-size="12pt" fo:letter-spacing="normal" fo:font-style="normal" fo:font-weight="bold" officeooo:rsid="00d705f0" officeooo:paragraph-rsid="00d705f0" style:font-size-asian="12pt" style:font-weight-asian="bold" style:font-size-complex="12pt" style:font-weight-complex="bold"/>
    </style:style>
    <style:style style:name="P34" style:family="paragraph" style:parent-style-name="Standard">
      <style:text-properties fo:font-variant="normal" fo:text-transform="none" fo:color="#ffffff" style:font-name="Liberation Serif" fo:font-size="12pt" fo:letter-spacing="normal" fo:font-style="normal" fo:font-weight="bold" officeooo:rsid="00e6210a" officeooo:paragraph-rsid="00596c4a" style:font-size-asian="12pt" style:font-weight-asian="bold" style:font-size-complex="12pt" style:font-weight-complex="bold"/>
    </style:style>
    <style:style style:name="P35" style:family="paragraph" style:parent-style-name="Standard">
      <style:text-properties fo:font-variant="normal" fo:text-transform="none" fo:color="#ffffff" style:font-name="Liberation Serif" fo:font-size="12pt" fo:letter-spacing="normal" fo:font-style="normal" fo:font-weight="bold" officeooo:rsid="00ef5f8d" officeooo:paragraph-rsid="00ef5f8d" style:font-size-asian="12pt" style:font-weight-asian="bold" style:font-size-complex="12pt" style:font-weight-complex="bold"/>
    </style:style>
    <style:style style:name="P36" style:family="paragraph" style:parent-style-name="Standard">
      <style:text-properties fo:font-variant="normal" fo:text-transform="none" fo:color="#ffffff" style:font-name="Liberation Serif" fo:font-size="12pt" fo:letter-spacing="normal" fo:font-style="normal" fo:font-weight="bold" officeooo:rsid="00fa5e83" officeooo:paragraph-rsid="00fa5e83" style:font-size-asian="12pt" style:font-weight-asian="bold" style:font-size-complex="12pt" style:font-weight-complex="bold"/>
    </style:style>
    <style:style style:name="P37" style:family="paragraph" style:parent-style-name="Standard">
      <style:text-properties fo:font-variant="normal" fo:text-transform="none" fo:color="#ffffff" style:font-name="Liberation Serif" fo:font-size="12pt" fo:letter-spacing="normal" fo:font-style="normal" fo:font-weight="bold" officeooo:rsid="00f8a53a" officeooo:paragraph-rsid="00f8a53a" style:font-size-asian="12pt" style:font-weight-asian="bold" style:font-size-complex="12pt" style:font-weight-complex="bold"/>
    </style:style>
    <style:style style:name="P38" style:family="paragraph" style:parent-style-name="Standard">
      <style:text-properties fo:font-variant="normal" fo:text-transform="none" fo:color="#ffffff" style:font-name="Liberation Serif" fo:font-size="12pt" fo:letter-spacing="normal" fo:font-style="normal" fo:font-weight="bold" officeooo:rsid="010bdffe" officeooo:paragraph-rsid="010bdffe" style:font-size-asian="12pt" style:font-weight-asian="bold" style:font-size-complex="12pt" style:font-weight-complex="bold"/>
    </style:style>
    <style:style style:name="P39" style:family="paragraph" style:parent-style-name="Standard">
      <style:text-properties fo:font-variant="normal" fo:text-transform="none" fo:color="#ffffff" style:font-name="Liberation Serif" fo:font-size="12pt" fo:letter-spacing="normal" fo:font-style="normal" fo:font-weight="bold" officeooo:rsid="0110fa1d" officeooo:paragraph-rsid="0110fa1d" style:font-size-asian="12pt" style:font-weight-asian="bold" style:font-size-complex="12pt" style:font-weight-complex="bold"/>
    </style:style>
    <style:style style:name="P40" style:family="paragraph" style:parent-style-name="Standard">
      <style:text-properties fo:font-variant="normal" fo:text-transform="none" fo:color="#d4d1cb" style:font-name="europa" fo:font-size="8.60000038146973pt" fo:letter-spacing="normal" fo:font-style="normal" fo:font-weight="normal" officeooo:rsid="00044821" officeooo:paragraph-rsid="0005e81f" style:font-weight-asian="normal" style:font-weight-complex="normal"/>
    </style:style>
    <style:style style:name="P41" style:family="paragraph" style:parent-style-name="Standard">
      <style:text-properties fo:font-variant="normal" fo:text-transform="none" fo:color="#d4d1cb" style:font-name="europa" fo:font-size="8.60000038146973pt" fo:letter-spacing="normal" fo:font-style="normal" fo:font-weight="normal" officeooo:rsid="00044821" officeooo:paragraph-rsid="007f3277" style:font-weight-asian="normal" style:font-weight-complex="normal"/>
    </style:style>
    <style:style style:name="P42" style:family="paragraph" style:parent-style-name="Standard">
      <style:text-properties fo:font-variant="normal" fo:text-transform="none" fo:color="#d4d1cb" style:font-name="europa" fo:font-size="8.60000038146973pt" fo:letter-spacing="normal" fo:font-style="normal" fo:font-weight="normal" officeooo:rsid="00044821" officeooo:paragraph-rsid="007f6cb2" style:font-weight-asian="normal" style:font-weight-complex="normal"/>
    </style:style>
    <style:style style:name="P43" style:family="paragraph" style:parent-style-name="Standard">
      <style:text-properties fo:font-variant="normal" fo:text-transform="none" fo:color="#d4d1cb" style:font-name="europa" fo:font-size="8.60000038146973pt" fo:letter-spacing="normal" fo:font-style="normal" fo:font-weight="normal" officeooo:rsid="00044821" officeooo:paragraph-rsid="0080d2fa" style:font-weight-asian="normal" style:font-weight-complex="normal"/>
    </style:style>
    <style:style style:name="P44" style:family="paragraph" style:parent-style-name="Standard">
      <style:text-properties fo:font-variant="normal" fo:text-transform="none" fo:color="#d4d1cb" style:font-name="europa" fo:font-size="8.60000038146973pt" fo:letter-spacing="normal" fo:font-style="normal" fo:font-weight="normal" officeooo:rsid="00044821" officeooo:paragraph-rsid="008ff963" style:font-weight-asian="normal" style:font-weight-complex="normal"/>
    </style:style>
    <style:style style:name="P45" style:family="paragraph" style:parent-style-name="Standard">
      <style:text-properties fo:font-variant="normal" fo:text-transform="none" fo:color="#d4d1cb" style:font-name="europa" fo:font-size="8.60000038146973pt" fo:letter-spacing="normal" fo:font-style="normal" fo:font-weight="normal" officeooo:rsid="00044821" officeooo:paragraph-rsid="00acc0e9" style:font-weight-asian="normal" style:font-weight-complex="normal"/>
    </style:style>
    <style:style style:name="P46" style:family="paragraph" style:parent-style-name="Standard">
      <style:text-properties fo:font-variant="normal" fo:text-transform="none" fo:color="#d4d1cb" style:font-name="europa" fo:font-size="8.60000038146973pt" fo:letter-spacing="normal" fo:font-style="normal" fo:font-weight="normal" officeooo:rsid="00044821" officeooo:paragraph-rsid="00b1052c" style:font-weight-asian="normal" style:font-weight-complex="normal"/>
    </style:style>
    <style:style style:name="P47" style:family="paragraph" style:parent-style-name="Standard">
      <style:text-properties fo:font-variant="normal" fo:text-transform="none" fo:color="#d4d1cb" style:font-name="europa" fo:font-size="8.60000038146973pt" fo:letter-spacing="normal" fo:font-style="normal" fo:font-weight="normal" officeooo:rsid="007df8fa" officeooo:paragraph-rsid="007df8fa" style:font-weight-asian="normal" style:font-weight-complex="normal"/>
    </style:style>
    <style:style style:name="P48" style:family="paragraph" style:parent-style-name="Standard">
      <style:text-properties fo:font-variant="normal" fo:text-transform="none" fo:color="#c8c3bc" style:font-name="Helvetica Neue" fo:font-size="7.55000019073486pt" fo:letter-spacing="normal" fo:font-style="normal" fo:font-weight="normal" officeooo:rsid="00d705f0" officeooo:paragraph-rsid="00d705f0" style:font-size-asian="12pt" style:font-weight-asian="bold" style:font-size-complex="12pt" style:font-weight-complex="bold"/>
    </style:style>
    <style:style style:name="P49" style:family="paragraph" style:parent-style-name="Standard">
      <style:text-properties fo:font-variant="normal" fo:text-transform="none" style:font-name="Liberation Serif" fo:font-size="12pt" fo:letter-spacing="normal" fo:font-style="normal" fo:font-weight="normal" officeooo:paragraph-rsid="00ef5f8d" style:font-size-asian="12pt" style:font-size-complex="12pt"/>
    </style:style>
    <style:style style:name="P50" style:family="paragraph" style:parent-style-name="Standard">
      <style:text-properties fo:font-variant="normal" fo:text-transform="none" style:font-name="Liberation Serif" fo:font-size="12pt" fo:letter-spacing="normal" fo:font-style="normal" fo:font-weight="normal" officeooo:paragraph-rsid="0111b433" style:font-size-asian="12pt" style:font-size-complex="12pt"/>
    </style:style>
    <style:style style:name="P51" style:family="paragraph" style:parent-style-name="Standard">
      <style:text-properties fo:color="#ffffff"/>
    </style:style>
    <style:style style:name="P52" style:family="paragraph" style:parent-style-name="Standard">
      <style:text-properties fo:color="#ffffff" fo:font-weight="bold" officeooo:rsid="0002f27c" officeooo:paragraph-rsid="0002f27c" style:font-weight-asian="bold" style:font-weight-complex="bold"/>
    </style:style>
    <style:style style:name="P53" style:family="paragraph" style:parent-style-name="Standard">
      <style:text-properties fo:color="#ffffff" fo:font-weight="bold" officeooo:paragraph-rsid="0059fa93" style:font-weight-asian="bold" style:font-weight-complex="bold"/>
    </style:style>
    <style:style style:name="P54" style:family="paragraph" style:parent-style-name="Standard">
      <style:text-properties fo:color="#ffffff" fo:font-weight="bold" officeooo:rsid="0074b9ce" officeooo:paragraph-rsid="0074b9ce" style:font-weight-asian="bold" style:font-weight-complex="bold"/>
    </style:style>
    <style:style style:name="P55" style:family="paragraph" style:parent-style-name="Standard">
      <style:text-properties fo:color="#ffffff" fo:font-weight="bold" officeooo:rsid="00793fe0" officeooo:paragraph-rsid="00793fe0" style:font-weight-asian="bold" style:font-weight-complex="bold"/>
    </style:style>
    <style:style style:name="P56" style:family="paragraph" style:parent-style-name="Standard">
      <style:text-properties fo:color="#ffffff" fo:font-weight="bold" officeooo:rsid="007b899b" officeooo:paragraph-rsid="007b899b" style:font-weight-asian="bold" style:font-weight-complex="bold"/>
    </style:style>
    <style:style style:name="P57" style:family="paragraph" style:parent-style-name="Standard">
      <style:text-properties fo:color="#ffffff" fo:font-weight="bold" officeooo:rsid="0058b902" officeooo:paragraph-rsid="007f3277" style:font-weight-asian="bold" style:font-weight-complex="bold"/>
    </style:style>
    <style:style style:name="P58" style:family="paragraph" style:parent-style-name="Standard">
      <style:text-properties fo:color="#ffffff" fo:font-weight="normal" officeooo:rsid="005ec8c9" officeooo:paragraph-rsid="005ec8c9" style:font-weight-asian="normal" style:font-weight-complex="normal"/>
    </style:style>
    <style:style style:name="P59" style:family="paragraph" style:parent-style-name="Standard">
      <style:text-properties fo:color="#ffffff" fo:font-weight="normal" officeooo:rsid="00044821" officeooo:paragraph-rsid="008f1f01" style:font-weight-asian="normal" style:font-weight-complex="normal"/>
    </style:style>
    <style:style style:name="P60" style:family="paragraph" style:parent-style-name="Standard">
      <style:text-properties fo:color="#ffffff" fo:font-weight="normal" officeooo:rsid="0058b902" officeooo:paragraph-rsid="0058b902" style:font-weight-asian="normal" style:font-weight-complex="normal"/>
    </style:style>
    <style:style style:name="P61" style:family="paragraph" style:parent-style-name="Standard">
      <style:text-properties fo:color="#ffffff" fo:font-weight="normal" officeooo:rsid="0002f27c" officeooo:paragraph-rsid="0002f27c" style:font-weight-asian="normal" style:font-weight-complex="normal"/>
    </style:style>
    <style:style style:name="P62" style:family="paragraph" style:parent-style-name="Standard">
      <style:text-properties fo:color="#ffffff" fo:font-weight="normal" officeooo:rsid="00710fbf" officeooo:paragraph-rsid="00710fbf" style:font-weight-asian="normal" style:font-weight-complex="normal"/>
    </style:style>
    <style:style style:name="P63" style:family="paragraph" style:parent-style-name="Standard">
      <style:text-properties fo:color="#ffffff" fo:font-weight="normal" officeooo:rsid="0075e64b" officeooo:paragraph-rsid="0075e64b" style:font-weight-asian="normal" style:font-weight-complex="normal"/>
    </style:style>
    <style:style style:name="P64" style:family="paragraph" style:parent-style-name="Standard">
      <style:text-properties fo:color="#ffffff" fo:font-weight="normal" officeooo:rsid="00b4f8c8" officeooo:paragraph-rsid="00b4f8c8" style:font-weight-asian="normal" style:font-weight-complex="normal"/>
    </style:style>
    <style:style style:name="P65" style:family="paragraph" style:parent-style-name="Standard">
      <style:text-properties fo:color="#ffffff" fo:font-weight="normal" officeooo:rsid="00b72516" officeooo:paragraph-rsid="00b72516" style:font-weight-asian="normal" style:font-weight-complex="normal"/>
    </style:style>
    <style:style style:name="P66" style:family="paragraph" style:parent-style-name="Standard">
      <style:text-properties fo:color="#ffffff" officeooo:paragraph-rsid="005ec8c9"/>
    </style:style>
    <style:style style:name="P67" style:family="paragraph" style:parent-style-name="Standard">
      <style:text-properties officeooo:paragraph-rsid="0002f27c"/>
    </style:style>
    <style:style style:name="P68" style:family="paragraph" style:parent-style-name="Standard">
      <style:text-properties officeooo:paragraph-rsid="008f1f01"/>
    </style:style>
    <style:style style:name="P69" style:family="paragraph" style:parent-style-name="Standard">
      <style:text-properties fo:font-weight="bold" officeooo:rsid="008f1f01" officeooo:paragraph-rsid="008f1f01" style:font-weight-asian="bold" style:font-weight-complex="bold"/>
    </style:style>
    <style:style style:name="P70" style:family="paragraph" style:parent-style-name="Standard">
      <style:text-properties officeooo:rsid="00a9946f" officeooo:paragraph-rsid="00a9946f"/>
    </style:style>
    <style:style style:name="P71" style:family="paragraph" style:parent-style-name="Standard">
      <style:text-properties officeooo:paragraph-rsid="00acc0e9"/>
    </style:style>
    <style:style style:name="P72" style:family="paragraph" style:parent-style-name="Standard">
      <style:text-properties officeooo:paragraph-rsid="00b27c71"/>
    </style:style>
    <style:style style:name="P73" style:family="paragraph" style:parent-style-name="Standard">
      <style:text-properties officeooo:paragraph-rsid="00b4b0a1"/>
    </style:style>
    <style:style style:name="P74" style:family="paragraph" style:parent-style-name="Standard">
      <style:text-properties style:text-underline-style="none" fo:font-weight="normal" officeooo:paragraph-rsid="00b1052c" style:font-weight-asian="normal" style:font-weight-complex="normal"/>
    </style:style>
    <style:style style:name="P75" style:family="paragraph" style:parent-style-name="Standard">
      <style:text-properties officeooo:paragraph-rsid="0058b902"/>
    </style:style>
    <style:style style:name="P76" style:family="paragraph" style:parent-style-name="Standard">
      <style:text-properties officeooo:paragraph-rsid="00bef5ac"/>
    </style:style>
    <style:style style:name="P77" style:family="paragraph" style:parent-style-name="Standard">
      <style:text-properties style:font-name="Liberation Serif" fo:font-size="12pt" style:font-size-asian="12pt" style:font-size-complex="12pt"/>
    </style:style>
    <style:style style:name="P78" style:family="paragraph" style:parent-style-name="Standard">
      <style:text-properties officeooo:paragraph-rsid="00c16e6e"/>
    </style:style>
    <style:style style:name="P79" style:family="paragraph" style:parent-style-name="Standard">
      <style:text-properties officeooo:paragraph-rsid="00c72da7"/>
    </style:style>
    <style:style style:name="P80" style:family="paragraph" style:parent-style-name="Standard">
      <style:text-properties officeooo:paragraph-rsid="00d1b206"/>
    </style:style>
    <style:style style:name="P81" style:family="paragraph" style:parent-style-name="Standard">
      <style:text-properties officeooo:paragraph-rsid="00596c4a"/>
    </style:style>
    <style:style style:name="P82" style:family="paragraph" style:parent-style-name="Standard">
      <style:text-properties officeooo:paragraph-rsid="00ef5f8d"/>
    </style:style>
    <style:style style:name="P83" style:family="paragraph" style:parent-style-name="Standard">
      <style:text-properties officeooo:paragraph-rsid="0059fa93"/>
    </style:style>
    <style:style style:name="P84" style:family="paragraph" style:parent-style-name="Standard">
      <style:text-properties officeooo:paragraph-rsid="010bdffe"/>
    </style:style>
    <style:style style:name="P85" style:family="paragraph" style:parent-style-name="Standard">
      <style:text-properties officeooo:rsid="010c46c9" officeooo:paragraph-rsid="010c662a"/>
    </style:style>
    <style:style style:name="P86" style:family="paragraph" style:parent-style-name="Standard">
      <style:text-properties officeooo:paragraph-rsid="010c662a"/>
    </style:style>
    <style:style style:name="P87" style:family="paragraph" style:parent-style-name="Standard">
      <style:text-properties officeooo:paragraph-rsid="0111b433"/>
    </style:style>
    <style:style style:name="P88" style:family="paragraph" style:parent-style-name="Standard">
      <style:paragraph-properties fo:break-before="page"/>
      <style:text-properties fo:color="#ffffff" fo:font-weight="bold" officeooo:rsid="0002f27c" officeooo:paragraph-rsid="0002f27c" style:font-weight-asian="bold" style:font-weight-complex="bold"/>
    </style:style>
    <style:style style:name="P89" style:family="paragraph" style:parent-style-name="Standard">
      <style:paragraph-properties fo:break-before="page"/>
      <style:text-properties fo:color="#ffffff" fo:font-weight="normal" officeooo:rsid="0002f27c" officeooo:paragraph-rsid="0002f27c" style:font-weight-asian="normal" style:font-weight-complex="normal"/>
    </style:style>
    <style:style style:name="P90" style:family="paragraph" style:parent-style-name="Standard">
      <style:paragraph-properties fo:break-before="page"/>
      <style:text-properties fo:font-variant="normal" fo:text-transform="none" fo:color="#d4d1cb" style:font-name="europa" fo:font-size="8.60000038146973pt" fo:letter-spacing="normal" fo:font-style="normal" fo:font-weight="normal" officeooo:rsid="00044821" officeooo:paragraph-rsid="007f3277" style:font-weight-asian="normal" style:font-weight-complex="normal"/>
    </style:style>
    <style:style style:name="P91" style:family="paragraph" style:parent-style-name="Standard">
      <style:paragraph-properties fo:break-before="page"/>
      <style:text-properties fo:font-variant="normal" fo:text-transform="none" fo:color="#ffffff" style:font-name="Liberation Serif" fo:font-size="12pt" fo:letter-spacing="normal" fo:font-style="normal" fo:font-weight="normal" officeooo:rsid="0059fa93" officeooo:paragraph-rsid="0059fa93" style:font-size-asian="12pt" style:font-weight-asian="normal" style:font-size-complex="12pt" style:font-weight-complex="normal"/>
    </style:style>
    <style:style style:name="P92" style:family="paragraph" style:parent-style-name="Standard">
      <style:paragraph-properties fo:break-before="page"/>
      <style:text-properties fo:font-variant="normal" fo:text-transform="none" fo:color="#ffffff" style:font-name="Liberation Serif" fo:font-size="12pt" fo:letter-spacing="normal" fo:font-style="normal" fo:font-weight="bold" officeooo:rsid="0059fa93" officeooo:paragraph-rsid="0059fa93" style:font-size-asian="12pt" style:font-weight-asian="bold" style:font-size-complex="12pt" style:font-weight-complex="bold"/>
    </style:style>
    <style:style style:name="P93" style:family="paragraph" style:parent-style-name="Text_20_body">
      <style:text-properties fo:font-variant="normal" fo:text-transform="none" fo:color="#d4d1cb" style:font-name="europa" fo:font-size="8.60000038146973pt" fo:letter-spacing="normal" fo:font-style="normal" fo:font-weight="normal" officeooo:rsid="00044821" officeooo:paragraph-rsid="0005e81f" style:font-weight-asian="normal" style:font-weight-complex="normal"/>
    </style:style>
    <style:style style:name="P94" style:family="paragraph" style:parent-style-name="Text_20_body">
      <style:text-properties fo:font-variant="normal" fo:text-transform="none" fo:color="#d4d1cb" style:font-name="europa" fo:font-size="8.60000038146973pt" fo:letter-spacing="normal" fo:font-style="normal" fo:font-weight="normal" officeooo:rsid="00044821" officeooo:paragraph-rsid="007f3277" style:font-weight-asian="normal" style:font-weight-complex="normal"/>
    </style:style>
    <style:style style:name="P95" style:family="paragraph" style:parent-style-name="Text_20_body">
      <style:text-properties officeooo:paragraph-rsid="0080d2fa"/>
    </style:style>
    <style:style style:name="P96" style:family="paragraph" style:parent-style-name="Text_20_body">
      <style:paragraph-properties fo:margin-left="0in" fo:margin-right="0in" fo:orphans="2" fo:widows="2" fo:text-indent="0in" style:auto-text-indent="false"/>
      <style:text-properties fo:font-variant="normal" fo:text-transform="none" fo:color="#d4d1cb" style:font-name="europa" fo:font-size="8.60000038146973pt" fo:letter-spacing="normal" fo:font-style="normal" fo:font-weight="normal"/>
    </style:style>
    <style:style style:name="P97" style:family="paragraph" style:parent-style-name="Text_20_body">
      <style:paragraph-properties fo:margin-left="0in" fo:margin-right="0in" fo:orphans="2" fo:widows="2" fo:text-indent="0in" style:auto-text-indent="false"/>
      <style:text-properties fo:font-variant="normal" fo:text-transform="none" fo:color="#d4d1cb" style:font-name="europa" fo:font-size="9.30000019073486pt" fo:letter-spacing="normal" fo:font-style="normal" fo:font-weight="normal"/>
    </style:style>
    <style:style style:name="P98" style:family="paragraph" style:parent-style-name="Standard">
      <style:paragraph-properties fo:margin-left="0in" fo:margin-right="0in" fo:orphans="2" fo:widows="2" fo:text-indent="0in" style:auto-text-indent="false"/>
      <style:text-properties fo:font-variant="normal" fo:text-transform="none" style:font-name="Liberation Serif" fo:font-size="12pt" fo:letter-spacing="normal" fo:font-style="normal" fo:font-weight="normal" style:font-size-asian="12pt" style:font-size-complex="12pt"/>
    </style:style>
    <style:style style:name="P99" style:family="paragraph" style:parent-style-name="Heading_20_2">
      <style:text-properties fo:font-variant="normal" fo:text-transform="none" fo:color="#c8c3bc" style:font-name="Helvetica Neue" fo:font-size="13.9499998092651pt" fo:letter-spacing="normal" fo:font-style="normal" fo:font-weight="normal" officeooo:rsid="00d705f0" officeooo:paragraph-rsid="00d705f0" style:font-size-asian="12pt" style:font-weight-asian="bold" style:font-size-complex="12pt" style:font-weight-complex="bold"/>
    </style:style>
    <style:style style:name="P100" style:family="paragraph" style:parent-style-name="Heading_20_3" style:list-style-name="L3">
      <style:text-properties officeooo:paragraph-rsid="0080d2fa"/>
    </style:style>
    <style:style style:name="P101" style:family="paragraph" style:parent-style-name="Standard" style:list-style-name="L1">
      <style:text-properties officeooo:paragraph-rsid="0062fcdd"/>
    </style:style>
    <style:style style:name="P102" style:family="paragraph" style:parent-style-name="Standard" style:list-style-name="L1">
      <style:text-properties officeooo:paragraph-rsid="0065b360"/>
    </style:style>
    <style:style style:name="P103" style:family="paragraph" style:parent-style-name="Standard" style:list-style-name="L1">
      <style:text-properties officeooo:paragraph-rsid="0067748e"/>
    </style:style>
    <style:style style:name="P104" style:family="paragraph" style:parent-style-name="Standard" style:list-style-name="L1">
      <style:text-properties officeooo:paragraph-rsid="006d1dd2"/>
    </style:style>
    <style:style style:name="P105" style:family="paragraph" style:parent-style-name="Standard" style:list-style-name="L1">
      <style:text-properties fo:color="#ffffff" officeooo:paragraph-rsid="00616f52"/>
    </style:style>
    <style:style style:name="P106" style:family="paragraph" style:parent-style-name="Standard" style:list-style-name="L1">
      <style:text-properties fo:color="#ffffff" fo:font-weight="bold" officeooo:rsid="006a1c74" officeooo:paragraph-rsid="006a1c74" style:font-weight-asian="bold" style:font-weight-complex="bold"/>
    </style:style>
    <style:style style:name="P107" style:family="paragraph" style:parent-style-name="Standard" style:list-style-name="L1">
      <style:text-properties fo:color="#ffffff" fo:font-weight="normal" officeooo:rsid="0060b1ea" officeooo:paragraph-rsid="0060b1ea" style:font-weight-asian="normal" style:font-weight-complex="normal"/>
    </style:style>
    <style:style style:name="P108" style:family="paragraph" style:parent-style-name="Standard" style:list-style-name="L2">
      <style:text-properties fo:font-variant="normal" fo:text-transform="none" fo:color="#d4d1cb" style:font-name="europa" fo:font-size="8.60000038146973pt" fo:letter-spacing="normal" fo:font-style="normal" fo:font-weight="normal" officeooo:rsid="00044821" officeooo:paragraph-rsid="007f6cb2" style:font-weight-asian="normal" style:font-weight-complex="normal"/>
    </style:style>
    <style:style style:name="P109" style:family="paragraph" style:parent-style-name="Standard" style:list-style-name="L5">
      <style:text-properties fo:font-variant="normal" fo:text-transform="none" fo:color="#d4d1cb" style:font-name="europa" fo:font-size="8.60000038146973pt" fo:letter-spacing="normal" fo:font-style="normal" fo:font-weight="normal" officeooo:rsid="00044821" officeooo:paragraph-rsid="007f3277" style:font-weight-asian="normal" style:font-weight-complex="normal"/>
    </style:style>
    <style:style style:name="P110" style:family="paragraph" style:parent-style-name="Standard">
      <style:text-properties fo:font-variant="normal" fo:text-transform="none" style:font-name="Liberation Serif" fo:font-size="12pt" fo:letter-spacing="normal" fo:font-style="normal" fo:font-weight="normal" officeooo:paragraph-rsid="0111b433" style:font-size-asian="12pt" style:font-size-complex="12pt"/>
    </style:style>
    <style:style style:name="P111" style:family="paragraph" style:parent-style-name="Standard" style:list-style-name="L5">
      <style:text-properties officeooo:paragraph-rsid="007f3277"/>
    </style:style>
    <style:style style:name="P112" style:family="paragraph" style:parent-style-name="Standard" style:list-style-name="L6">
      <style:text-properties officeooo:paragraph-rsid="009250a3"/>
    </style:style>
    <style:style style:name="P113" style:family="paragraph" style:parent-style-name="Standard" style:list-style-name="L6">
      <style:text-properties officeooo:paragraph-rsid="009833a0"/>
    </style:style>
    <style:style style:name="P114" style:family="paragraph" style:parent-style-name="Standard" style:list-style-name="L6">
      <style:text-properties officeooo:paragraph-rsid="00a9946f"/>
    </style:style>
    <style:style style:name="P115" style:family="paragraph" style:parent-style-name="Standard" style:list-style-name="L6">
      <style:text-properties officeooo:paragraph-rsid="00a09d73"/>
    </style:style>
    <style:style style:name="P116" style:family="paragraph" style:parent-style-name="Standard" style:list-style-name="L7">
      <style:text-properties officeooo:paragraph-rsid="00c72da7"/>
    </style:style>
    <style:style style:name="P117" style:family="paragraph" style:parent-style-name="Standard" style:list-style-name="L8">
      <style:text-properties officeooo:paragraph-rsid="00596c4a"/>
    </style:style>
    <style:style style:name="P118" style:family="paragraph" style:parent-style-name="Text_20_body" style:list-style-name="L3">
      <style:text-properties officeooo:paragraph-rsid="0081b2aa"/>
    </style:style>
    <style:style style:name="P119" style:family="paragraph" style:parent-style-name="Text_20_body" style:list-style-name="L3">
      <style:text-properties officeooo:paragraph-rsid="0080d2fa"/>
    </style:style>
    <style:style style:name="P120" style:family="paragraph" style:parent-style-name="Text_20_body" style:list-style-name="L4">
      <style:paragraph-properties fo:orphans="2" fo:widows="2"/>
      <style:text-properties fo:font-variant="normal" fo:text-transform="none" fo:color="#d4d1cb" style:font-name="europa" fo:font-size="9.30000019073486pt" fo:letter-spacing="normal" fo:font-style="normal" fo:font-weight="normal"/>
    </style:style>
    <style:style style:name="T1" style:family="text">
      <style:text-properties officeooo:rsid="0002f27c"/>
    </style:style>
    <style:style style:name="T2" style:family="text">
      <style:text-properties fo:font-variant="normal" fo:text-transform="none" style:font-name="Liberation Serif" fo:font-size="12pt" fo:letter-spacing="normal" fo:font-style="normal" officeooo:rsid="0059fa93" style:font-size-asian="12pt" style:font-size-complex="12pt"/>
    </style:style>
    <style:style style:name="T3" style:family="text">
      <style:text-properties fo:font-variant="normal" fo:text-transform="none" style:font-name="Liberation Serif" fo:font-size="12pt" fo:letter-spacing="normal" fo:font-style="normal" fo:font-weight="normal" style:font-size-asian="12pt" style:font-size-complex="12pt"/>
    </style:style>
    <style:style style:name="T4" style:family="text">
      <style:text-properties fo:font-variant="normal" fo:text-transform="none" fo:color="#d4d1cb" style:font-name="europa" fo:font-size="8.60000038146973pt" fo:letter-spacing="normal" fo:font-style="normal" fo:font-weight="normal"/>
    </style:style>
    <style:style style:name="T5" style:family="text">
      <style:text-properties fo:font-variant="normal" fo:text-transform="none" fo:color="#d4d1cb" style:font-name="europa" fo:font-size="8.60000038146973pt" fo:letter-spacing="normal" fo:font-style="normal" fo:font-weight="normal" officeooo:rsid="007b899b"/>
    </style:style>
    <style:style style:name="T6" style:family="text">
      <style:text-properties fo:font-variant="normal" fo:text-transform="none" fo:color="#d4d1cb" style:font-name="europa" fo:font-size="9.30000019073486pt" fo:letter-spacing="normal" fo:font-weight="normal" officeooo:rsid="0080d2fa" style:font-weight-asian="bold" style:font-weight-complex="bold"/>
    </style:style>
    <style:style style:name="T7" style:family="text">
      <style:text-properties fo:font-variant="normal" fo:text-transform="none" fo:color="#d4d1cb" style:font-name="europa" fo:font-size="9.30000019073486pt" fo:letter-spacing="normal" fo:font-style="normal" fo:font-weight="normal"/>
    </style:style>
    <style:style style:name="T8" style:family="text">
      <style:text-properties fo:font-variant="normal" fo:text-transform="none" fo:color="#d4d1cb" style:font-name="europa" fo:font-size="9.30000019073486pt" fo:letter-spacing="normal" fo:font-style="normal" fo:font-weight="normal" style:font-weight-asian="bold" style:font-weight-complex="bold"/>
    </style:style>
    <style:style style:name="T9" style:family="text">
      <style:text-properties fo:font-variant="normal" fo:text-transform="none" fo:color="#d4d1cb" style:font-name="europa" fo:font-size="9.30000019073486pt" fo:letter-spacing="normal" fo:font-style="normal" fo:font-weight="normal" officeooo:rsid="0080d2fa" style:font-weight-asian="bold" style:font-weight-complex="bold"/>
    </style:style>
    <style:style style:name="T10" style:family="text">
      <style:text-properties fo:font-variant="normal" fo:text-transform="none" fo:color="#d4d1cb" style:font-name="europa" fo:font-size="9.30000019073486pt" fo:letter-spacing="normal" fo:font-style="normal" fo:font-weight="normal" officeooo:rsid="0080d2fa"/>
    </style:style>
    <style:style style:name="T11" style:family="text">
      <style:text-properties fo:font-variant="normal" fo:text-transform="none" fo:color="#d4d1cb" style:font-name="europa" fo:font-size="9.30000019073486pt" fo:letter-spacing="normal" fo:font-style="normal" fo:font-weight="bold" style:font-weight-asian="bold" style:font-weight-complex="bold"/>
    </style:style>
    <style:style style:name="T12" style:family="text">
      <style:text-properties fo:font-variant="normal" fo:text-transform="none" fo:color="#d4d1cb" style:font-name="europa" fo:font-size="9.30000019073486pt" fo:letter-spacing="normal" fo:font-style="normal" fo:font-weight="bold" officeooo:rsid="0080d2fa" style:font-weight-asian="bold" style:font-weight-complex="bold"/>
    </style:style>
    <style:style style:name="T13" style:family="text">
      <style:text-properties fo:font-variant="normal" fo:text-transform="none" fo:color="#d4d1cb" style:font-name="europa" fo:font-size="9.30000019073486pt" fo:letter-spacing="normal" fo:font-style="normal" fo:font-weight="bold" officeooo:rsid="00044821" style:font-weight-asian="bold" style:font-weight-complex="bold"/>
    </style:style>
    <style:style style:name="T14" style:family="text">
      <style:text-properties fo:font-variant="normal" fo:text-transform="none" fo:color="#d4d1cb" style:font-name="europa" fo:font-size="9.30000019073486pt" fo:letter-spacing="normal" fo:font-style="normal" officeooo:rsid="00044821"/>
    </style:style>
    <style:style style:name="T15" style:family="text">
      <style:text-properties fo:font-variant="normal" fo:text-transform="none" fo:color="#c0bab2" style:font-name="futura-pt" fo:font-size="10.4499998092651pt" fo:letter-spacing="0.0319in" fo:font-style="normal" fo:font-weight="bold" officeooo:rsid="0080d2fa"/>
    </style:style>
    <style:style style:name="T16" style:family="text">
      <style:text-properties fo:font-variant="normal" fo:text-transform="none" fo:color="#c0bab2" style:font-name="futura-pt" fo:font-size="10.4499998092651pt" fo:letter-spacing="0.0319in" fo:font-style="normal" fo:font-weight="normal" officeooo:rsid="0080d2fa" style:font-weight-asian="bold" style:font-weight-complex="bold"/>
    </style:style>
    <style:style style:name="T17" style:family="text">
      <style:text-properties fo:font-variant="normal" fo:text-transform="none" fo:color="#ffffff" style:font-name="Liberation Serif" fo:font-size="12pt" fo:letter-spacing="normal" fo:font-style="normal" fo:font-weight="normal" officeooo:rsid="009250a3" style:font-size-asian="12pt" style:font-weight-asian="normal" style:font-size-complex="12pt" style:font-weight-complex="normal"/>
    </style:style>
    <style:style style:name="T18" style:family="text">
      <style:text-properties fo:font-variant="normal" fo:text-transform="none" fo:color="#ffffff" style:font-name="Liberation Serif" fo:font-size="12pt" fo:letter-spacing="normal" fo:font-style="normal" fo:font-weight="normal" officeooo:rsid="0050e780" style:font-size-asian="12pt" style:font-weight-asian="normal" style:font-size-complex="12pt" style:font-weight-complex="normal"/>
    </style:style>
    <style:style style:name="T19" style:family="text">
      <style:text-properties fo:font-variant="normal" fo:text-transform="none" fo:color="#ffffff" style:font-name="Liberation Serif" fo:font-size="12pt" fo:letter-spacing="normal" fo:font-style="normal" fo:font-weight="normal" officeooo:rsid="00bef5ac" style:font-size-asian="12pt" style:font-weight-asian="normal" style:font-size-complex="12pt" style:font-weight-complex="normal"/>
    </style:style>
    <style:style style:name="T20" style:family="text">
      <style:text-properties fo:font-variant="normal" fo:text-transform="none" fo:color="#ffffff" style:font-name="Liberation Serif" fo:font-size="12pt" fo:letter-spacing="normal" fo:font-style="normal" fo:font-weight="normal" officeooo:rsid="00c57a3b" style:font-size-asian="12pt" style:font-weight-asian="normal" style:font-size-complex="12pt" style:font-weight-complex="normal"/>
    </style:style>
    <style:style style:name="T21" style:family="text">
      <style:text-properties fo:font-variant="normal" fo:text-transform="none" fo:color="#ffffff" style:font-name="Liberation Serif" fo:font-size="12pt" fo:letter-spacing="normal" fo:font-style="normal" fo:font-weight="normal" officeooo:rsid="00c16e6e" style:font-size-asian="12pt" style:font-weight-asian="normal" style:font-size-complex="12pt" style:font-weight-complex="normal"/>
    </style:style>
    <style:style style:name="T22" style:family="text">
      <style:text-properties fo:font-variant="normal" fo:text-transform="none" fo:color="#ffffff" style:font-name="Liberation Serif" fo:font-size="12pt" fo:letter-spacing="normal" fo:font-style="normal" fo:font-weight="normal" officeooo:rsid="00c27f4d" style:font-size-asian="12pt" style:font-weight-asian="normal" style:font-size-complex="12pt" style:font-weight-complex="normal"/>
    </style:style>
    <style:style style:name="T23" style:family="text">
      <style:text-properties fo:font-variant="normal" fo:text-transform="none" fo:color="#ffffff" style:font-name="Liberation Serif" fo:font-size="12pt" fo:letter-spacing="normal" fo:font-style="normal" fo:font-weight="normal" officeooo:rsid="00cb1a0e" style:font-size-asian="12pt" style:font-weight-asian="normal" style:font-size-complex="12pt" style:font-weight-complex="normal"/>
    </style:style>
    <style:style style:name="T24" style:family="text">
      <style:text-properties fo:font-variant="normal" fo:text-transform="none" fo:color="#ffffff" style:font-name="Liberation Serif" fo:font-size="12pt" fo:letter-spacing="normal" fo:font-style="normal" fo:font-weight="normal" officeooo:rsid="00596c4a" style:font-size-asian="12pt" style:font-weight-asian="normal" style:font-size-complex="12pt" style:font-weight-complex="normal"/>
    </style:style>
    <style:style style:name="T25" style:family="text">
      <style:text-properties fo:font-variant="normal" fo:text-transform="none" fo:color="#ffffff" style:font-name="Liberation Serif" fo:font-size="12pt" fo:letter-spacing="normal" fo:font-style="normal" fo:font-weight="normal" officeooo:rsid="00e28dd4" style:font-size-asian="12pt" style:font-weight-asian="normal" style:font-size-complex="12pt" style:font-weight-complex="normal"/>
    </style:style>
    <style:style style:name="T26" style:family="text">
      <style:text-properties fo:font-variant="normal" fo:text-transform="none" fo:color="#ffffff" style:font-name="Liberation Serif" fo:font-size="12pt" fo:letter-spacing="normal" fo:font-style="normal" fo:font-weight="normal" officeooo:rsid="0059fa93" style:font-size-asian="12pt" style:font-weight-asian="normal" style:font-size-complex="12pt" style:font-weight-complex="normal"/>
    </style:style>
    <style:style style:name="T27" style:family="text">
      <style:text-properties fo:font-variant="normal" fo:text-transform="none" fo:color="#ffffff" style:font-name="Liberation Serif" fo:font-size="12pt" fo:letter-spacing="normal" fo:font-style="normal" fo:font-weight="normal" officeooo:rsid="005b1103" style:font-size-asian="12pt" style:font-weight-asian="normal" style:font-size-complex="12pt" style:font-weight-complex="normal"/>
    </style:style>
    <style:style style:name="T28" style:family="text">
      <style:text-properties fo:font-variant="normal" fo:text-transform="none" fo:color="#ffffff" style:font-name="Liberation Serif" fo:font-size="12pt" fo:letter-spacing="normal" fo:font-style="normal" fo:font-weight="normal" officeooo:rsid="00ef5f8d" style:font-size-asian="12pt" style:font-weight-asian="normal" style:font-size-complex="12pt" style:font-weight-complex="normal"/>
    </style:style>
    <style:style style:name="T29" style:family="text">
      <style:text-properties fo:font-variant="normal" fo:text-transform="none" fo:color="#ffffff" style:font-name="Liberation Serif" fo:font-size="12pt" fo:letter-spacing="normal" fo:font-style="normal" fo:font-weight="normal" officeooo:rsid="01082a35" style:font-size-asian="12pt" style:font-weight-asian="normal" style:font-size-complex="12pt" style:font-weight-complex="normal"/>
    </style:style>
    <style:style style:name="T30" style:family="text">
      <style:text-properties fo:font-variant="normal" fo:text-transform="none" fo:color="#ffffff" style:font-name="Liberation Serif" fo:font-size="12pt" fo:letter-spacing="normal" fo:font-style="normal" fo:font-weight="normal" officeooo:rsid="0109847c" style:font-size-asian="12pt" style:font-weight-asian="normal" style:font-size-complex="12pt" style:font-weight-complex="normal"/>
    </style:style>
    <style:style style:name="T31" style:family="text">
      <style:text-properties fo:font-variant="normal" fo:text-transform="none" fo:color="#ffffff" style:font-name="Liberation Serif" fo:font-size="12pt" fo:letter-spacing="normal" fo:font-style="normal" fo:font-weight="normal" officeooo:rsid="010bdffe" style:font-size-asian="12pt" style:font-weight-asian="normal" style:font-size-complex="12pt" style:font-weight-complex="normal"/>
    </style:style>
    <style:style style:name="T32" style:family="text">
      <style:text-properties fo:font-variant="normal" fo:text-transform="none" fo:color="#ffffff" style:font-name="Liberation Serif" fo:font-size="12pt" fo:letter-spacing="normal" fo:font-style="normal" fo:font-weight="normal" officeooo:rsid="0111b433" style:font-size-asian="12pt" style:font-weight-asian="normal" style:font-size-complex="12pt" style:font-weight-complex="normal"/>
    </style:style>
    <style:style style:name="T33" style:family="text">
      <style:text-properties fo:font-variant="normal" fo:text-transform="none" fo:color="#ffffff" style:font-name="Liberation Serif" fo:font-size="12pt" fo:letter-spacing="normal" fo:font-style="normal" fo:font-weight="normal" officeooo:rsid="00acc0e9" style:font-size-asian="10.5pt" style:font-weight-asian="normal" style:font-size-complex="12pt" style:font-weight-complex="normal"/>
    </style:style>
    <style:style style:name="T34" style:family="text">
      <style:text-properties fo:font-variant="normal" fo:text-transform="none" fo:color="#ffffff" style:font-name="Liberation Serif" fo:font-size="12pt" fo:letter-spacing="normal" fo:font-style="normal" fo:font-weight="bold" officeooo:rsid="009250a3" style:font-size-asian="12pt" style:font-weight-asian="bold" style:font-size-complex="12pt" style:font-weight-complex="bold"/>
    </style:style>
    <style:style style:name="T35" style:family="text">
      <style:text-properties fo:font-variant="normal" fo:text-transform="none" fo:color="#ffffff" style:font-name="Liberation Serif" fo:font-size="12pt" fo:letter-spacing="normal" fo:font-style="normal" fo:font-weight="bold" officeooo:rsid="0050e780" style:font-size-asian="12pt" style:font-weight-asian="bold" style:font-size-complex="12pt" style:font-weight-complex="bold"/>
    </style:style>
    <style:style style:name="T36" style:family="text">
      <style:text-properties fo:font-variant="normal" fo:text-transform="none" fo:color="#ffffff" style:font-name="Liberation Serif" fo:font-size="12pt" fo:letter-spacing="normal" fo:font-style="normal" fo:font-weight="bold" officeooo:rsid="00d1b206" style:font-size-asian="12pt" style:font-weight-asian="bold" style:font-size-complex="12pt" style:font-weight-complex="bold"/>
    </style:style>
    <style:style style:name="T37" style:family="text">
      <style:text-properties fo:font-variant="normal" fo:text-transform="none" fo:color="#ffffff" style:font-name="Liberation Serif" fo:font-size="12pt" fo:letter-spacing="normal" fo:font-style="normal" fo:font-weight="bold" officeooo:rsid="00acc0e9" style:font-size-asian="10.5pt" style:font-weight-asian="bold" style:font-size-complex="12pt" style:font-weight-complex="bold"/>
    </style:style>
    <style:style style:name="T38" style:family="text">
      <style:text-properties fo:font-variant="normal" fo:text-transform="none" fo:color="#ffffff" style:font-name="Liberation Serif" fo:font-size="12pt" fo:letter-spacing="normal" fo:font-style="normal" fo:font-weight="bold" officeooo:rsid="00b1052c" style:font-size-asian="10.5pt" style:font-weight-asian="bold" style:font-size-complex="12pt" style:font-weight-complex="bold"/>
    </style:style>
    <style:style style:name="T39" style:family="text">
      <style:text-properties fo:font-variant="normal" fo:text-transform="none" fo:color="#ffffff" style:font-name="Liberation Serif" fo:font-size="12pt" fo:letter-spacing="normal" fo:font-style="normal" style:text-underline-style="solid" style:text-underline-type="double" style:text-underline-width="auto" style:text-underline-color="font-color" fo:font-weight="bold" officeooo:rsid="00b1052c" style:font-size-asian="10.5pt" style:font-weight-asian="bold" style:font-size-complex="12pt" style:font-weight-complex="bold"/>
    </style:style>
    <style:style style:name="T40" style:family="text">
      <style:text-properties fo:font-variant="normal" fo:text-transform="none" fo:color="#ffffff" style:font-name="Liberation Serif" fo:font-size="12pt" fo:letter-spacing="normal" fo:font-style="normal" style:text-underline-style="none" fo:font-weight="normal" officeooo:rsid="00b1052c" style:font-size-asian="10.5pt" style:font-weight-asian="normal" style:font-size-complex="12pt" style:font-weight-complex="normal"/>
    </style:style>
    <style:style style:name="T41" style:family="text">
      <style:text-properties fo:font-variant="normal" fo:text-transform="none" fo:color="#ffffff" style:font-name="Liberation Serif" fo:font-size="12pt" fo:letter-spacing="normal" fo:font-style="normal" style:text-underline-style="none" fo:font-weight="normal" officeooo:rsid="00b27c71" style:font-size-asian="10.5pt" style:font-weight-asian="normal" style:font-size-complex="12pt" style:font-weight-complex="normal"/>
    </style:style>
    <style:style style:name="T42" style:family="text">
      <style:text-properties fo:font-variant="normal" fo:text-transform="none" fo:color="#ffffff" style:font-name="Liberation Serif" fo:font-size="12pt" fo:letter-spacing="normal" fo:font-style="normal" officeooo:rsid="0050e780" style:font-size-asian="12pt" style:font-size-complex="12pt"/>
    </style:style>
    <style:style style:name="T43" style:family="text">
      <style:text-properties fo:font-variant="normal" fo:text-transform="none" fo:color="#ffffff" style:font-name="Liberation Serif" fo:font-size="12pt" fo:letter-spacing="normal" fo:font-style="normal" officeooo:rsid="0059fa93" style:font-size-asian="12pt" style:font-size-complex="12pt"/>
    </style:style>
    <style:style style:name="T44" style:family="text">
      <style:text-properties fo:font-variant="normal" fo:text-transform="none" fo:color="#ffffff" style:font-name="Liberation Serif" fo:font-size="12pt" fo:letter-spacing="normal" fo:font-style="normal" officeooo:rsid="0110fa1d" style:font-size-asian="12pt" style:font-size-complex="12pt"/>
    </style:style>
    <style:style style:name="T45" style:family="text">
      <style:text-properties fo:font-variant="normal" fo:text-transform="none" fo:color="#ffffff" style:text-position="super 58%" style:font-name="Liberation Serif" fo:font-size="12pt" fo:letter-spacing="normal" fo:font-style="normal" fo:font-weight="bold" officeooo:rsid="00b1052c" style:font-size-asian="10.5pt" style:font-weight-asian="bold" style:font-size-complex="12pt" style:font-weight-complex="bold"/>
    </style:style>
    <style:style style:name="T46" style:family="text">
      <style:text-properties officeooo:rsid="0058b902"/>
    </style:style>
    <style:style style:name="T47" style:family="text">
      <style:text-properties officeooo:rsid="0059fa93"/>
    </style:style>
    <style:style style:name="T48" style:family="text">
      <style:text-properties fo:font-weight="normal"/>
    </style:style>
    <style:style style:name="T49" style:family="text">
      <style:text-properties fo:font-weight="normal" style:font-weight-asian="normal" style:font-weight-complex="normal"/>
    </style:style>
    <style:style style:name="T50" style:family="text">
      <style:text-properties fo:font-weight="normal" officeooo:rsid="005ec8c9" style:font-weight-asian="normal" style:font-weight-complex="normal"/>
    </style:style>
    <style:style style:name="T51" style:family="text">
      <style:text-properties fo:font-weight="normal" officeooo:rsid="0060b1ea" style:font-weight-asian="normal" style:font-weight-complex="normal"/>
    </style:style>
    <style:style style:name="T52" style:family="text">
      <style:text-properties fo:font-weight="normal" officeooo:rsid="00c0b307" style:font-weight-asian="normal" style:font-weight-complex="normal"/>
    </style:style>
    <style:style style:name="T53" style:family="text">
      <style:text-properties fo:font-weight="normal" officeooo:rsid="00fb5e0e" style:font-weight-asian="normal" style:font-weight-complex="normal"/>
    </style:style>
    <style:style style:name="T54" style:family="text">
      <style:text-properties fo:font-weight="bold" style:font-weight-asian="bold" style:font-weight-complex="bold"/>
    </style:style>
    <style:style style:name="T55" style:family="text">
      <style:text-properties fo:font-weight="bold" officeooo:rsid="0060b1ea" style:font-weight-asian="bold" style:font-weight-complex="bold"/>
    </style:style>
    <style:style style:name="T56" style:family="text">
      <style:text-properties fo:font-weight="bold" officeooo:rsid="0080d2fa" style:font-weight-asian="bold" style:font-weight-complex="bold"/>
    </style:style>
    <style:style style:name="T57" style:family="text">
      <style:text-properties fo:font-weight="bold" officeooo:rsid="009833a0" style:font-weight-asian="bold" style:font-weight-complex="bold"/>
    </style:style>
    <style:style style:name="T58" style:family="text">
      <style:text-properties fo:font-weight="bold" officeooo:rsid="009bfbb7" style:font-weight-asian="bold" style:font-weight-complex="bold"/>
    </style:style>
    <style:style style:name="T59" style:family="text">
      <style:text-properties fo:font-weight="bold" officeooo:rsid="00b1052c" style:font-weight-asian="bold" style:font-weight-complex="bold"/>
    </style:style>
    <style:style style:name="T60" style:family="text">
      <style:text-properties fo:color="#ffffff"/>
    </style:style>
    <style:style style:name="T61" style:family="text">
      <style:text-properties fo:color="#ffffff" fo:font-weight="bold" style:font-weight-asian="bold" style:font-weight-complex="bold"/>
    </style:style>
    <style:style style:name="T62" style:family="text">
      <style:text-properties fo:color="#ffffff" fo:font-weight="bold" officeooo:rsid="0062fcdd" style:font-weight-asian="bold" style:font-weight-complex="bold"/>
    </style:style>
    <style:style style:name="T63" style:family="text">
      <style:text-properties fo:color="#ffffff" fo:font-weight="bold" officeooo:rsid="0065b360" style:font-weight-asian="bold" style:font-weight-complex="bold"/>
    </style:style>
    <style:style style:name="T64" style:family="text">
      <style:text-properties fo:color="#ffffff" fo:font-weight="bold" officeooo:rsid="0067748e" style:font-weight-asian="bold" style:font-weight-complex="bold"/>
    </style:style>
    <style:style style:name="T65" style:family="text">
      <style:text-properties fo:color="#ffffff" fo:font-weight="bold" officeooo:rsid="006d1dd2" style:font-weight-asian="bold" style:font-weight-complex="bold"/>
    </style:style>
    <style:style style:name="T66" style:family="text">
      <style:text-properties fo:color="#ffffff" fo:font-weight="bold" officeooo:rsid="0073cd8f" style:font-weight-asian="bold" style:font-weight-complex="bold"/>
    </style:style>
    <style:style style:name="T67" style:family="text">
      <style:text-properties fo:color="#ffffff" fo:font-weight="normal" officeooo:rsid="0065b360" style:font-weight-asian="normal" style:font-weight-complex="normal"/>
    </style:style>
    <style:style style:name="T68" style:family="text">
      <style:text-properties fo:color="#ffffff" fo:font-weight="normal" officeooo:rsid="0060b1ea" style:font-weight-asian="normal" style:font-weight-complex="normal"/>
    </style:style>
    <style:style style:name="T69" style:family="text">
      <style:text-properties fo:color="#ffffff" fo:font-weight="normal" officeooo:rsid="006a1c74" style:font-weight-asian="normal" style:font-weight-complex="normal"/>
    </style:style>
    <style:style style:name="T70" style:family="text">
      <style:text-properties fo:color="#ffffff" fo:font-weight="normal" officeooo:rsid="006d1dd2" style:font-weight-asian="normal" style:font-weight-complex="normal"/>
    </style:style>
    <style:style style:name="T71" style:family="text">
      <style:text-properties fo:color="#ffffff" fo:font-weight="normal" officeooo:rsid="0002f27c" style:font-weight-asian="normal" style:font-weight-complex="normal"/>
    </style:style>
    <style:style style:name="T72" style:family="text">
      <style:text-properties fo:color="#ffffff" officeooo:rsid="006f12b7"/>
    </style:style>
    <style:style style:name="T73" style:family="text">
      <style:text-properties fo:color="#ffffff" officeooo:rsid="0002f27c"/>
    </style:style>
    <style:style style:name="T74" style:family="text">
      <style:text-properties fo:color="#ffffff" style:font-name="Liberation Serif" fo:font-size="12pt" fo:font-weight="bold" officeooo:rsid="008ff963" style:font-size-asian="12pt" style:font-weight-asian="bold" style:font-size-complex="12pt" style:font-weight-complex="bold"/>
    </style:style>
    <style:style style:name="T75" style:family="text">
      <style:text-properties fo:color="#ffffff" style:font-name="Liberation Serif" fo:font-size="12pt" fo:font-weight="bold" officeooo:rsid="009250a3" style:font-size-asian="12pt" style:font-weight-asian="bold" style:font-size-complex="12pt" style:font-weight-complex="bold"/>
    </style:style>
    <style:style style:name="T76" style:family="text">
      <style:text-properties fo:color="#ffffff" style:font-name="Liberation Serif" fo:font-size="12pt" fo:font-weight="bold" officeooo:rsid="00acc0e9" style:font-size-asian="10.5pt" style:font-weight-asian="bold" style:font-size-complex="12pt" style:font-weight-complex="bold"/>
    </style:style>
    <style:style style:name="T77" style:family="text">
      <style:text-properties fo:color="#ffffff" style:font-name="Liberation Serif" fo:font-size="12pt" fo:font-weight="normal" officeooo:rsid="009250a3" style:font-size-asian="12pt" style:font-weight-asian="normal" style:font-size-complex="12pt" style:font-weight-complex="normal"/>
    </style:style>
    <style:style style:name="T78" style:family="text">
      <style:text-properties fo:color="#ffffff" style:font-name="Liberation Serif" fo:font-size="12pt" fo:font-weight="normal" officeooo:rsid="00af5212" style:font-size-asian="10.5pt" style:font-weight-asian="normal" style:font-size-complex="12pt" style:font-weight-complex="normal"/>
    </style:style>
    <style:style style:name="T79" style:family="text">
      <style:text-properties fo:color="#ffffff" style:text-position="super 58%" style:font-name="Liberation Serif" fo:font-size="12pt" fo:font-weight="bold" officeooo:rsid="009250a3" style:font-size-asian="12pt" style:font-weight-asian="bold" style:font-size-complex="12pt" style:font-weight-complex="bold"/>
    </style:style>
    <style:style style:name="T80" style:family="text">
      <style:text-properties fo:color="#ffffff" style:text-position="super 58%" style:font-name="Liberation Serif" fo:font-size="12pt" fo:font-weight="bold" officeooo:rsid="00acc0e9" style:font-size-asian="10.5pt" style:font-weight-asian="bold" style:font-size-complex="12pt" style:font-weight-complex="bold"/>
    </style:style>
    <style:style style:name="T81" style:family="text">
      <style:text-properties fo:color="#ffffff" fo:font-size="9.30000019073486pt" fo:font-weight="normal"/>
    </style:style>
    <style:style style:name="T82" style:family="text">
      <style:text-properties fo:color="#ffffff" style:text-line-through-style="none" style:text-line-through-type="none" fo:font-size="9.30000019073486pt"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83" style:family="text">
      <style:text-properties fo:color="#ffffff" style:text-underline-style="none" fo:font-weight="normal" style:font-weight-asian="normal" style:font-weight-complex="normal"/>
    </style:style>
    <style:style style:name="T84" style:family="text">
      <style:text-properties fo:color="#ffffff" officeooo:rsid="00ef5f8d" style:font-weight-asian="bold" style:font-weight-complex="bold"/>
    </style:style>
    <style:style style:name="T85" style:family="text">
      <style:text-properties officeooo:rsid="0066474d"/>
    </style:style>
    <style:style style:name="T86" style:family="text">
      <style:text-properties officeooo:rsid="0075e64b"/>
    </style:style>
    <style:style style:name="T87" style:family="text">
      <style:text-properties officeooo:rsid="0075f837"/>
    </style:style>
    <style:style style:name="T88" style:family="text">
      <style:text-properties fo:font-size="9.30000019073486pt" fo:font-weight="normal"/>
    </style:style>
    <style:style style:name="T89" style:family="text">
      <style:text-properties fo:font-size="9.30000019073486pt" fo:font-weight="normal" officeooo:rsid="0080d2fa" style:font-weight-asian="bold" style:font-weight-complex="bold"/>
    </style:style>
    <style:style style:name="T90" style:family="text">
      <style:text-properties fo:font-size="9.30000019073486pt" fo:font-weight="normal" officeooo:rsid="0080d2fa"/>
    </style:style>
    <style:style style:name="T91" style:family="text">
      <style:text-properties fo:font-size="9.30000019073486pt" fo:font-weight="bold" style:font-weight-asian="bold" style:font-weight-complex="bold"/>
    </style:style>
    <style:style style:name="T92" style:family="text">
      <style:text-properties officeooo:rsid="008d0264"/>
    </style:style>
    <style:style style:name="T93" style:family="text">
      <style:text-properties style:text-position="super 58%"/>
    </style:style>
    <style:style style:name="T94" style:family="text">
      <style:text-properties style:font-name="Liberation Serif" fo:font-weight="bold" style:font-weight-asian="bold" style:font-weight-complex="bold"/>
    </style:style>
    <style:style style:name="T95" style:family="text">
      <style:text-properties style:font-name="Liberation Serif" fo:font-size="12pt" style:font-size-asian="12pt" style:font-size-complex="12pt"/>
    </style:style>
    <style:style style:name="T96" style:family="text">
      <style:text-properties officeooo:rsid="00940a00"/>
    </style:style>
    <style:style style:name="T97" style:family="text">
      <style:text-properties officeooo:rsid="00aa5d62"/>
    </style:style>
    <style:style style:name="T98" style:family="text">
      <style:text-properties style:text-underline-style="none" fo:font-weight="normal" style:font-weight-asian="normal" style:font-weight-complex="normal"/>
    </style:style>
    <style:style style:name="T99" style:family="text">
      <style:text-properties officeooo:rsid="00b508cb"/>
    </style:style>
    <style:style style:name="T100" style:family="text">
      <style:text-properties officeooo:rsid="00c72da7"/>
    </style:style>
    <style:style style:name="T101" style:family="text">
      <style:text-properties officeooo:rsid="00d54aa5"/>
    </style:style>
    <style:style style:name="T102" style:family="text">
      <style:text-properties officeooo:rsid="00ea5698"/>
    </style:style>
    <style:style style:name="T103" style:family="text">
      <style:text-properties officeooo:rsid="010c46c9"/>
    </style:style>
    <style:style style:name="T104" style:family="text">
      <style:text-properties officeooo:rsid="010c66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Week1: Principles of Information Visualization</text:p>
      <text:p text:style-name="P52"/>
      <text:p text:style-name="P52"/>
      <text:p text:style-name="P52">Tools for Thinking about Design (Alberto Cairo)</text:p>
      <text:p text:style-name="P58">#1</text:p>
      <text:p text:style-name="P66"><text:span text:style-name="T50">In his book, the Functional Art, Alberto Cairo provides a tool for </text:span>thinking about design trade-offs when building information graphics, and he calls this tool the Visualization Wheel.</text:p>
      <text:p text:style-name="P51">In this conceptualization there are two poles of a circle. The top one represents highly complex data which informs at a deep level. While the bottom provides easier access to data but only informs in a shallow manner. Inside the circle are dimensions which describe tradeoffs between two approaches.</text:p>
      <text:p text:style-name="P58"/>
      <text:list xml:id="list2954656529" text:style-name="L1">
        <text:list-item>
          <text:p text:style-name="P105"><text:span text:style-name="T55">Abstraction &amp; Figuration</text:span><text:span text:style-name="T51">:<text:line-break/>A highly figurative visual describes the phenomenon using physical </text:span>representations of the phenomena, such as photographs or drawings. As the representations become less real and more conceptual, the emphasis shifts from figuration to abstraction.<text:line-break/></text:p>
        </text:list-item>
        <text:list-item>
          <text:p text:style-name="P101"><text:span text:style-name="T62">Functionality &amp; Decoration:<text:line-break/></text:span><text:span text:style-name="T60">A completely functional graphic has no embellishments and is closer to a direct representation of the data. While a heavily decorated graphic has more artistic embellishments. </text:span>As it is with all of these dimensions, there isn't a clear better or worse. Embellishments may increase the amount of time a viewer spends considering the visual. Exploring it's nuances and forming mental associations which may increase familiarity and memorability.<text:line-break/></text:p>
        </text:list-item>
        <text:list-item>
          <text:p text:style-name="P102"><text:span text:style-name="T63">Density &amp; Lightness: </text:span><text:span text:style-name="T67">T</text:span>hey relate to the amount of information being shown. There are lots of great examples of this in scientific visuals, where some figures are intended to be studied in depth, while others are meant to quickly augment a narrative. You can see this dimension at play when comparing magazine infographics, where the reader is likely to be more heavily engaged in the content. Two advertisements in the same magazine where readers are likely to only quickly consider an ad.</text:p>
        </text:list-item>
      </text:list>
      <text:p text:style-name="Standard"><text:line-break/><text:tab/><text:span text:style-name="T85">#2</text:span></text:p>
      <text:list xml:id="list101835877296191" text:continue-numbering="true" text:style-name="L1">
        <text:list-item>
          <text:p text:style-name="P103"><text:span text:style-name="T64">Multidimenstional </text:span><text:span text:style-name="T66">&amp;</text:span><text:span text:style-name="T64"> Unidimensional: </text:span><text:span text:style-name="T49">A multidimensional graphic describes a phenomena as a whole and </text:span>invites the viewer to explore many different aspects of the phenomena. A unidimensional graphic instead focuses on a single or a few items and explores them in one or more ways.<text:line-break/></text:p>
        </text:list-item>
        <text:list-item>
          <text:p text:style-name="P106">Originality &amp; Familiarity: </text:p>
          <text:p text:style-name="P104"><text:span text:style-name="T68">It's safe to say that the bar chart is fairly familiar to most people but </text:span>a graphic with more originalities, elements that need to be explained or studied by the user. Here's a very famous graphic by Charles Minard. <text:span text:style-name="T69">#3</text:span><text:span text:style-name="T68"> <text:line-break/></text:span></text:p>
        </text:list-item>
        <text:list-item>
          <text:p text:style-name="P104"><text:span text:style-name="T65">Novelty &amp; Redundancy:<text:line-break/></text:span><text:span text:style-name="T70">Redundancy is the tendency of a graphic to tell the same story in many </text:span>different ways. For instance, you might use the height of bars on a bar chart with an axis as well as color to emphasize the largest bar. This one's a bit tricky, you don't want to bore your readers or make your graphics overly complex. But you do want to encode information in a way which supports their understanding of the phenomena you've described. On this dimension, novelty is the act of describing each phenomena in the graphic in only one way.<text:span text:style-name="T68"><text:line-break/></text:span></text:p>
          <text:p text:style-name="P107"><text:soft-page-break/></text:p>
        </text:list-item>
      </text:list>
      <text:p text:style-name="P61"/>
      <text:p text:style-name="P2"><text:span text:style-name="T72">T</text:span><text:span text:style-name="T73">here are no rights and wrongs in the visualization wheel. </text:span>The purpose of the wheel is to help you understand and compare the visual approaches you might take.</text:p>
      <text:p text:style-name="P61"/>
      <text:p text:style-name="P61"/>
      <text:p text:style-name="P62">#5</text:p>
      <text:p text:style-name="P59">https://mooctools.ai.umich.edu/multimeasure/424-visualization-wheel-practice/</text:p>
      <text:p text:style-name="P61"/>
      <text:p text:style-name="P52"/>
      <text:p text:style-name="P54">Graphical Heuristics: Data-ink ratio (Edward Tufte)<text:tab/><text:tab/></text:p>
      <text:p text:style-name="P52"/>
      <text:p text:style-name="P63">#<text:span text:style-name="T87">6</text:span></text:p>
      <text:p text:style-name="P61"><text:span text:style-name="T86">I</text:span>n this book, <text:span text:style-name="T86">Edward Tufte</text:span> introduces two interesting graphical heuristics,</text:p>
      <text:p text:style-name="P1">the data-ink ratio and chart junk.</text:p>
      <text:p text:style-name="P61"/>
      <text:p text:style-name="P61"/>
      <text:p text:style-name="P68">A heuristic is a process or rule that is meant to guide you in decision making. Is by definition not known to be optimal or perfect, but to be practical in nature. Heuristics are meant to be followed until you've a reason to deviate from them. </text:p>
      <text:p text:style-name="P68"/>
      <text:p text:style-name="P69">1. 1<text:span text:style-name="T93">st</text:span> Heuristic: Data-ink Ratio</text:p>
      <text:p text:style-name="P68">Tufte's first graphical heuristic is data-ink ratio. Tufte defines data-ink as the non-erasable core of a graphic. The non-redundant ink arranged in response to variation in the numbers represented. In other words, the data-ink is essential to the sense-making process for a given variable.</text:p>
      <text:p text:style-name="P67"/>
      <text:p text:style-name="P61"/>
      <text:p text:style-name="P67"><text:span text:style-name="T71">Tufte defines the data-ink ratio as the amount of data-ink </text:span>divided by the total ink required to print the graphic. Now I don't think that he's actually suggesting we measure the amount of ink laid down on the page, but instead is suggesting that we remove those elements which don't add new information to the graphic.</text:p>
      <text:p text:style-name="P61"/>
      <text:p text:style-name="P61"/>
      <text:p text:style-name="P61"/>
      <text:p text:style-name="P67"><text:span text:style-name="T71">Perhaps one of the best known examples showing data-ink reduction was done by </text:span>Darkhorse Analytics, an information, visualization, and design company in Edmonton, Alberta, Canada.</text:p>
      <text:p text:style-name="P55"/>
      <text:p text:style-name="P55">4 Examples:</text:p>
      <text:p text:style-name="P55">1. ##video1</text:p>
      <text:p text:style-name="P52"/>
      <text:p text:style-name="P61">https://www.darkhorseanalytics.com/portfolio-all</text:p>
      <text:p text:style-name="P61"/>
      <text:p text:style-name="P61">https://www.darkhorseanalytics.com/blog</text:p>
      <text:p text:style-name="P61">https://www.cedricscherer.com/</text:p>
      <text:p text:style-name="P89"/>
      <text:p text:style-name="P56"><text:span text:style-name="T92">S</text:span>ite <text:span text:style-name="T92">S</text:span>ummary:</text:p>
      <text:p text:style-name="P40"><text:span text:style-name="Emphasis">I have made this longer than usual because I have not had time to make it shorter.</text:span></text:p>
      <text:p text:style-name="P40"/>
      <text:p text:style-name="P40">My first conjecture: <text:span text:style-name="T54">great ideas are grokkable, marginal ideas are not.</text:span> </text:p>
      <text:p text:style-name="P40"/>
      <text:p text:style-name="P40">We take great ideas for granted because they seem so obvious. The opposite is also true. The more half-baked the idea, the more likely we are to think that it’s us who are stupid - especially when it’s outside of our domain of expertise.</text:p>
      <text:p text:style-name="P40"/>
      <text:p text:style-name="P93"><text:bookmark text:name="yui_3_17_2_1_1605254866674_1414"/>The complexity of the first makes it look impressive. The second graph, not so much. But when you try to interpret the results, the second one wins hands down. </text:p>
      <text:p text:style-name="P96">The same thing applies in data science and analytics. Suppose I can use a gradient boost model to predict the likelihood of an undrafted teenager becoming an NHL superstar. Or I can use a pivot table to get the same answer, but with less precision. The first seems impressive; yet the second is almost certainly more effective. </text:p>
      <text:p text:style-name="Text_20_body"><text:line-break/><text:span text:style-name="T5">Q</text:span><text:span text:style-name="T4">uote from Albert Einstein: “Everything should be made as simple as possible, but not simpler.”</text:span></text:p>
      <text:p text:style-name="P40">We arrive at a place of complexity and then work back to simplify. This is how ideas form - the tree grows, and then it is pruned. And then it bears fruit.<text:tab/></text:p>
      <text:p text:style-name="P40"/>
      <text:p text:style-name="P40">My second conjecture: <text:span text:style-name="T54">great ideas need pruning</text:span></text:p>
      <text:p text:style-name="P47"/>
      <text:p text:style-name="P47">MNE: Minimum Necessary Evidence</text:p>
      <text:p text:style-name="P47"/>
      <text:p text:style-name="P41">sea aneMoNE as a MNEmonic device.</text:p>
      <text:p text:style-name="P41"/>
      <text:p text:style-name="P41">(In fact, part of the anemone life cycle includes a phase where some of its weaker or poorly-positioned tentacles fall off*. It’s this self-pruning process that makes it even more effective.)</text:p>
      <text:p text:style-name="P41"/>
      <text:p text:style-name="P41">how do we put it into practice?</text:p>
      <text:p text:style-name="P41"/>
      <text:list xml:id="list1837712996" text:style-name="L2">
        <text:list-item>
          <text:p text:style-name="P108"><text:span text:style-name="Strong_20_Emphasis"><text:span text:style-name="T48">Talk to actual users early and often</text:span></text:span></text:p>
        </text:list-item>
        <text:list-item>
          <text:p text:style-name="P108"><text:span text:style-name="Strong_20_Emphasis"><text:span text:style-name="T48">Set aside time for pruning</text:span></text:span></text:p>
        </text:list-item>
      </text:list>
      <text:p text:style-name="P42"><text:span text:style-name="Strong_20_Emphasis"><text:span text:style-name="T88">So remember the anemone. Hear its tentacles whispering in the current: “less is more…”</text:span></text:span></text:p>
      <text:p text:style-name="P41"><text:span text:style-name="Strong_20_Emphasis"><text:span text:style-name="T48"/></text:span></text:p>
      <text:p text:style-name="P43"><text:span text:style-name="Strong_20_Emphasis"><text:span text:style-name="T56">Toward better Visualization</text:span></text:span></text:p>
      <text:p text:style-name="P43"><text:span text:style-name="Strong_20_Emphasis"><text:span text:style-name="T56">Part 1:</text:span></text:span></text:p>
      <text:p text:style-name="P43"><text:span text:style-name="Strong_20_Emphasis"><text:span text:style-name="T89">Why is the visual so effective? There are lots of elements we could evaluate, but let’s start by looking at two dimensions: </text:span></text:span><text:span text:style-name="Strong_20_Emphasis"><text:span text:style-name="T90">clarity</text:span></text:span><text:span text:style-name="Strong_20_Emphasis"><text:span text:style-name="T56"> </text:span></text:span><text:span text:style-name="Strong_20_Emphasis"><text:span text:style-name="T89">and </text:span></text:span><text:span text:style-name="Strong_20_Emphasis"><text:span text:style-name="T90">engagement</text:span></text:span><text:span text:style-name="Strong_20_Emphasis"><text:span text:style-name="T89">.</text:span></text:span></text:p>
      <text:list xml:id="list2417005674" text:style-name="L3">
        <text:list-item>
          <text:h text:style-name="P100" text:outline-level="3"><text:span text:style-name="Strong_20_Emphasis"><text:span text:style-name="T15">CLARITY: </text:span></text:span><text:span text:style-name="Strong_20_Emphasis"><text:span text:style-name="T10">Clarity can be measured by how quickly you “get it” (normalized by information density). Or maybe how long it takes for you to make a decision based on it</text:span></text:span><text:span text:style-name="Strong_20_Emphasis"><text:span text:style-name="T15">. <text:line-break/></text:span></text:span><text:span text:style-name="Strong_20_Emphasis"><text:span text:style-name="T10">When someone shows you a clear visualization, you don’t need an explanation. You look at it for a few moments and you start to draw conclusions. Visuals with more dimensions or more data points may take longer to digest, but a dense, clear visual is still far more efficient than a lengthy explanation from an analyst. </text:span></text:span><text:span text:style-name="Strong_20_Emphasis"><text:span text:style-name="T16"> </text:span></text:span><text:span text:style-name="Strong_20_Emphasis"><text:span text:style-name="T9">The key driver of clarity is the signal to noise ratio (data-ink ratio)</text:span></text:span></text:h>
        </text:list-item>
        <text:list-item>
          <text:h text:style-name="P100" text:outline-level="3"><text:span text:style-name="Strong_20_Emphasis"><text:span text:style-name="T15">ENGAGEMENT: </text:span></text:span><text:span text:style-name="T7">Engagement is measured by how long you stare at a visual, absorbing its nuance and admiring its beauty. Or maybe it’s how quickly you share it on your social apps. </text:span></text:h>
          <text:p text:style-name="P118"><text:span text:style-name="Strong_20_Emphasis"><text:span text:style-name="T9">When you see an engaging visualization you say things like: “Wow. That’s so cool. That’s beautiful.” etc. <text:line-break/></text:span></text:span><text:span text:style-name="T7">It will pique your interest in topics that you wouldn’t normally care about. You will lose track of time as you explore it.</text:span></text:p>
          <text:p text:style-name="P119"><text:span text:style-name="Strong_20_Emphasis"><text:span text:style-name="T9">Clarity is about accurate decisions. Engagement is about adoption and buy-in. <text:line-break/>Clarity is science and rationality. Engagement is art and emotion.</text:span></text:span></text:p>
        </text:list-item>
      </text:list>
      <text:p text:style-name="P95"><text:span text:style-name="Strong_20_Emphasis"><text:span text:style-name="T9">Left-brain for clarity. Right-brain for engagement. </text:span></text:span><text:span text:style-name="Strong_20_Emphasis"><text:span text:style-name="T12"><text:line-break/></text:span></text:span><text:span text:style-name="Strong_20_Emphasis"><text:span text:style-name="T9">Let’s call it the Visualization Spectrum</text:span></text:span></text:p>
      <text:p text:style-name="P95"><text:soft-page-break/><text:span text:style-name="Strong_20_Emphasis"><text:span text:style-name="T9">If your data visualization is neither clear nor engaging, then you can’t call it a visualization. It’s a hot mess. But if it </text:span></text:span><text:span text:style-name="Strong_20_Emphasis"><text:span text:style-name="Emphasis"><text:span text:style-name="T6">is</text:span></text:span></text:span><text:span text:style-name="Strong_20_Emphasis"><text:span text:style-name="T12"> </text:span></text:span><text:span text:style-name="Strong_20_Emphasis"><text:span text:style-name="T9">one of these, then chances are, it’s not the other. </text:span></text:span></text:p>
      <text:p text:style-name="P95"><text:span text:style-name="Strong_20_Emphasis"><text:span text:style-name="T12"/></text:span></text:p>
      <text:p text:style-name="P95"><text:bookmark text:name="yui_3_17_2_1_1605510580217_514"/><text:span text:style-name="Strong_20_Emphasis"><text:span text:style-name="T9">Are you aiming more towards clarity or engagement? Here are some questions you can ask yourself:</text:span></text:span></text:p>
      <text:list xml:id="list3126355833" text:style-name="L4">
        <text:list-item>
          <text:p text:style-name="P120">Who is your target audience?</text:p>
        </text:list-item>
        <text:list-item>
          <text:p text:style-name="P120">What is the main thing you’re trying to say?</text:p>
        </text:list-item>
        <text:list-item>
          <text:p text:style-name="P120">What do you want your audience to do about it?</text:p>
        </text:list-item>
      </text:list>
      <text:p text:style-name="P95"><text:span text:style-name="Strong_20_Emphasis"><text:span text:style-name="T9">Things that are more decision-oriented will lean toward clarity. If you’re trying to delight people, then it’s more about engagement. </text:span></text:span></text:p>
      <text:p text:style-name="P95"><text:span text:style-name="Strong_20_Emphasis"><text:span text:style-name="T12"/></text:span></text:p>
      <text:p text:style-name="P95"><text:bookmark text:name="yui_3_17_2_1_1605510580217_519"/><text:span text:style-name="Strong_20_Emphasis"><text:span text:style-name="T9">For example, if you’re building a dashboard for an air traffic control center, then you want to be five-star clarity--your audience is already super-engaged. If you want to get a million new Facebook friends, then you need five-star engagement--clarity is secondary.</text:span></text:span></text:p>
      <text:p text:style-name="Text_20_body"><text:line-break/><text:span text:style-name="Strong_20_Emphasis"><text:span text:style-name="T9">great data visualizers are first and foremost great signal finders. They’re data analysts at heart.</text:span></text:span></text:p>
      <text:p text:style-name="P41"><text:span text:style-name="Strong_20_Emphasis"><text:span text:style-name="T48"/></text:span></text:p>
      <text:p text:style-name="P94"><text:bookmark text:name="yui_3_17_2_1_1605510580217_527"/><text:span text:style-name="Strong_20_Emphasis"><text:span text:style-name="T88">Think back to t</text:span></text:span><text:span text:style-name="Strong_20_Emphasis"><text:span text:style-name="T81">he </text:span></text:span><text:bookmark text:name="yui_3_17_2_1_1605510580217_526"/><text:a xlink:type="simple" xlink:href="https://www.darkhorseanalytics.com/blog/towards-better-visualizations-part-1-the-visual-frontier" text:style-name="Internet_20_link" text:visited-style-name="Visited_20_Internet_20_Link"><text:span text:style-name="Strong_20_Emphasis"><text:span text:style-name="T82">suicide graphic in the previous article</text:span></text:span></text:a><text:span text:style-name="Strong_20_Emphasis"><text:span text:style-name="T81">. Do</text:span></text:span><text:span text:style-name="Strong_20_Emphasis"><text:span text:style-name="T88"> you think the creators of the visual stumbled into that particular format by accident? I highly doubt it. </text:span></text:span></text:p>
      <text:p text:style-name="P97">I imagine they explored a much larger data set that probably included race, region, socio-economic status, and a host of other variables. Through careful exploration, they discovered that age cohort was a strong signal - perhaps the strongest. They then crafted a visual that would bring that particular signal to the forefront. This effort is what makes the visual so effective.</text:p>
      <text:p text:style-name="P41"><text:span text:style-name="Strong_20_Emphasis"><text:span text:style-name="T88">I can’t emphasize this enough: signal must come first, even if your aim is primarily engagement.  </text:span></text:span></text:p>
      <text:p text:style-name="P41"><text:span text:style-name="Strong_20_Emphasis"><text:span text:style-name="T88"/></text:span></text:p>
      <text:p text:style-name="P41"><text:span text:style-name="Strong_20_Emphasis"><text:span text:style-name="T91">Improve the Engagement </text:span></text:span></text:p>
      <text:list xml:id="list4159025931" text:style-name="L5">
        <text:list-item>
          <text:p text:style-name="P111"><text:span text:style-name="Strong_20_Emphasis"><text:span text:style-name="Emphasis"><text:span text:style-name="T14">Colour to set the tone</text:span></text:span></text:span><text:span text:style-name="Strong_20_Emphasis"><text:span text:style-name="T13">:<text:line-break/></text:span></text:span><text:bookmark text:name="yui_3_17_2_1_1605510580217_538"/><text:span text:style-name="Strong_20_Emphasis"><text:span text:style-name="T8">Colour’s impact is instant. You can use it to evoke different moods, to spark an emotional response, or to draw attention to a specific element. Think of it like a soundtrack in a movie. It sets the tone. </text:span></text:span><text:bookmark text:name="yui_3_17_2_1_1605510580217_534"/><text:span text:style-name="Strong_20_Emphasis"><text:span text:style-name="T8"><text:line-break/></text:span></text:span><text:span text:style-name="T7">Start by choosing a palette that fits your purpose. Red is bold, dangerous, or angry. Orange is playful. Etc. Just don’t overdo it. Each colour you use attracts attention, so the more colours you use, the more your audience’s attention will be split. Don’t forget about grey. It might be the most useful of them all because it conveys information without fighting for attention.</text:span></text:p>
        </text:list-item>
        <text:list-item>
          <text:p text:style-name="P109"><text:span text:style-name="Strong_20_Emphasis"><text:span text:style-name="T11"/></text:span></text:p>
        </text:list-item>
      </text:list>
      <text:p text:style-name="P41"><text:span text:style-name="Strong_20_Emphasis"><text:span text:style-name="T54"/></text:span></text:p>
      <text:p text:style-name="P90"><text:span text:style-name="Strong_20_Emphasis"><text:span text:style-name="T54"/></text:span></text:p>
      <text:p text:style-name="P44"><text:span text:style-name="Strong_20_Emphasis"><text:span text:style-name="T74">2. </text:span></text:span><text:span text:style-name="Strong_20_Emphasis"><text:span text:style-name="T75">2</text:span></text:span><text:span text:style-name="Strong_20_Emphasis"><text:span text:style-name="T79">nd</text:span></text:span><text:span text:style-name="Strong_20_Emphasis"><text:span text:style-name="T75"> Heuristic: </text:span></text:span><text:span text:style-name="Strong_20_Emphasis"><text:span text:style-name="T74">Chartjunk</text:span></text:span></text:p>
      <text:list xml:id="list1838054139" text:style-name="L6">
        <text:list-item>
          <text:p text:style-name="P112"><text:span text:style-name="Strong_20_Emphasis"><text:span text:style-name="T34">Unintended optical art</text:span></text:span><text:span text:style-name="Strong_20_Emphasis"><text:span text:style-name="T17">: </text:span></text:span><text:span text:style-name="Strong_20_Emphasis"><text:span text:style-name="T77">For instance, excessive shading or patterning of chart features,  </text:span></text:span>such as shown in this economics graphic:<text:line-break/><text:span text:style-name="T96">#7<text:line-break/></text:span>Here, the patterns make the human eye jump and cause visual fatigue.  These phenomenon are called moiré patterns.  And this is the same reason you don't usually see people wearing stripe shirts when filming video content like this MOOC,  since the low resolution of the video accentuates the moiré issue.<text:line-break/>Tufte suggests that instead of patterning this content,  one is better off labeling the chart graphics directly<text:line-break/></text:p>
        </text:list-item>
        <text:list-item>
          <text:p text:style-name="P113"><text:span text:style-name="T58">The </text:span><text:span text:style-name="T57">Grid: </text:span>grid is both unnecessary as data ink, but  also causes competition with the actual data being shared. Thinning, removing, or desaturating grid lines makes it easier to see the data, instead of being overwhelmed by the number of lines on the page<text:line-break/></text:p>
        </text:list-item>
        <text:list-item>
          <text:p text:style-name="P114"><text:span text:style-name="T58">The Duck: </text:span>Broadly, he's referring to non-data creative graphics, whether they be line art or photographs and they're inclusion in the chart.<text:line-break/>Newspapers and news magazines are a place where this kind of imagery is often used.  One well-known graphic artist, Nigel Holmes, has used the duck to display data in a way which is memorable yet aesthetically interesting.<text:line-break/><text:line-break/>I was part of a team led by Scott Bateman  who wanted to understand this issue in more detail.  So we set up some user testing. I've linked the full academic paper in this week's readings.  In short, we provided participants a variety of homes as image,  including the one which you were shown, which could be considered chartjunk. We also included a variety of plain graphs with high data-ink ratios, with no decorative embellishments. We brought 24 subjects into the laboratory and assigned them to either view the Holmes or high data-ink ratio conditions. We asked the subjects to describe and summarize the charts with a series of guided questions. This was followed with a recall test, both conducted immediately, as well as a second test two to three weeks later.  Finally, we used eye tracking to determine where subjects were paying attention when they looked at these charts. Our findings were interesting. While there was no recall difference when tested immediately, recall after two to three weeks was significantly better for the Holmes Charts, which showed the duck chartjunk. Further subjects indicated subjectively that the Holmes Charts were more  enjoyable, more attractive, easier to remember, and easier to remember details of. And they felt it was faster to describe and remember the Holmes Charts. The non-embellished designs didn't perform better than any of the Holmes designs did.<text:line-break/><text:line-break/>At this point, you should have, at least, some thoughts from designers as well as from a user study on specific kinds of charts. And as you go about creating your data science graphics, it's worth not only reflecting on the principles you use and the results you are sharing, but also the process by which you came up to create the graphics. <text:line-break/>Setting up a user's study is much simpler today with crowd sourcing services, such as CrowdFlower and Amazon Mechanical Turk. It's now very reasonable for the average data scientist to test out whether more embellished visuals might be more effective. Whether it's in terms of time, memorability, accuracy than those with data-ink.</text:p>
          <text:p text:style-name="P115"/>
          <text:p text:style-name="P115"/>
        </text:list-item>
      </text:list>
      <text:p text:style-name="P70"><text:soft-page-break/>#<text:span text:style-name="T97">1</text:span>.pdf</text:p>
      <text:p text:style-name="P41"><text:span text:style-name="Strong_20_Emphasis"><text:span text:style-name="T94"/></text:span></text:p>
      <text:p text:style-name="P41"><text:span text:style-name="Strong_20_Emphasis"><text:span text:style-name="T61"/></text:span></text:p>
      <text:p text:style-name="P45"><text:span text:style-name="Strong_20_Emphasis"><text:span text:style-name="T76">3. 3</text:span></text:span><text:span text:style-name="Strong_20_Emphasis"><text:span text:style-name="T80">rd</text:span></text:span><text:span text:style-name="Strong_20_Emphasis"><text:span text:style-name="T76"> Hueristic: Spark Lines</text:span></text:span></text:p>
      <text:p text:style-name="P71"><text:span text:style-name="Strong_20_Emphasis"><text:span text:style-name="T37">In his book, Beautiful Evidence, </text:span></text:span>he introduced the idea that took minimalism in charts to a new level. </text:p>
      <text:p text:style-name="Standard">Instead of making a chart a separate artifact to be studied on it's own, he suggested it be reduced and embedded within the context of discussion. He argued that a small graph, say a time series line graph, could convey so much more information quickly that it would be invaluable to readers. He called these items sparklines and referred to them as data words. An intriguing way to bridge the gap between text and figures.</text:p>
      <text:p text:style-name="P71"><text:span text:style-name="Strong_20_Emphasis"><text:span text:style-name="T33">He suggested that sparklines could not only be represented directly in text, but  </text:span></text:span>also could be embedded in tables along with the data they describe.  This thought became so natural </text:p>
      <text:p text:style-name="P45"><text:span text:style-name="Strong_20_Emphasis"><text:span text:style-name="T78">#8 #9 #10</text:span></text:span><text:span text:style-name="Strong_20_Emphasis"><text:span text:style-name="T76"><text:tab/></text:span></text:span></text:p>
      <text:p text:style-name="P45"/>
      <text:p text:style-name="P73"><text:span text:style-name="Strong_20_Emphasis"><text:span text:style-name="T38">4</text:span></text:span><text:span text:style-name="Strong_20_Emphasis"><text:span text:style-name="T37">. </text:span></text:span><text:span text:style-name="Strong_20_Emphasis"><text:span text:style-name="T38">4</text:span></text:span><text:span text:style-name="Strong_20_Emphasis"><text:span text:style-name="T45">th</text:span></text:span><text:span text:style-name="Strong_20_Emphasis"><text:span text:style-name="T37"> Hueristic: </text:span></text:span><text:span text:style-name="Strong_20_Emphasis"><text:span text:style-name="T38">Lie Factor</text:span></text:span><text:span text:style-name="Strong_20_Emphasis"><text:span text:style-name="T39"><text:line-break/></text:span></text:span><text:span text:style-name="Strong_20_Emphasis"><text:span text:style-name="T40">Lie factor is the size of an effect shown in the graphic  </text:span></text:span><text:span text:style-name="T98">divided by the size of the effect actually in the data. It's often done unconsciously, to try and help tell a narrative, however, it's misleading to the observers.</text:span></text:p>
      <text:p text:style-name="P73"><text:span text:style-name="Strong_20_Emphasis"><text:span text:style-name="T41">#11</text:span></text:span><text:span text:style-name="T98"><text:line-break/>Is it the volume of the barrel that represents the growth of the cost, or </text:span></text:p>
      <text:p text:style-name="Standard">the height of the barrel?</text:p>
      <text:p text:style-name="P74"/>
      <text:p text:style-name="P72"><text:span text:style-name="Strong_20_Emphasis"><text:span text:style-name="T41"/></text:span></text:p>
      <text:p text:style-name="P41"><text:span text:style-name="Strong_20_Emphasis"><text:span text:style-name="T83"/></text:span></text:p>
      <text:p text:style-name="P46"><text:span text:style-name="Strong_20_Emphasis"><text:span text:style-name="T59"/></text:span></text:p>
      <text:p text:style-name="P41"><text:span text:style-name="Strong_20_Emphasis"><text:span text:style-name="T54"/></text:span></text:p>
      <text:p text:style-name="P41"><text:span text:style-name="Strong_20_Emphasis"><text:span text:style-name="T54"/></text:span></text:p>
      <text:p text:style-name="P41"><text:span text:style-name="Strong_20_Emphasis"><text:span text:style-name="T54"/></text:span></text:p>
      <text:p text:style-name="P57">The Truthful Art (Alberto Cairo)</text:p>
      <text:p text:style-name="P64">Book: #2.epub</text:p>
      <text:p text:style-name="P64">Summary: #<text:span text:style-name="T99">#</text:span>2.video</text:p>
      <text:p text:style-name="P60"/>
      <text:p text:style-name="P65">A chapter of the book: #3.pdf</text:p>
      <text:p text:style-name="P52"/>
      <text:p text:style-name="P88"/>
      <text:p text:style-name="P8"><text:tab/></text:p>
      <text:p text:style-name="P28"><text:span text:style-name="T1">Week</text:span><text:span text:style-name="T46">2</text:span><text:span text:style-name="T1">: <text:s/>- Applied Plotting, Charting and Data Representation in Python</text:span></text:p>
      <text:p text:style-name="P28"/>
      <text:p text:style-name="P10"/>
      <text:p text:style-name="P3"><text:span text:style-name="T42">Matplotlib is a powerful open source tool kit for representing and visualizing data. </text:span>Its creator, John Hunter, was heavily inspired by the MATLAB programming environment and borrows many of these elements.</text:p>
      <text:p text:style-name="P10"/>
      <text:p text:style-name="P30">Backend Layer</text:p>
      <text:p text:style-name="P22">Ex: inline</text:p>
      <text:p text:style-name="P75"><text:span text:style-name="T18">So what actually has happened when you run the magic function matplotlib with </text:span>the inline parameter, is that matplotlib is configured to render into the browser. This configuration is called a backend, and matplotlib has a number of different backends available. A backend is an abstraction layer which knows how to interact with the operating environment, whether it's an operating system, or an environment like the browser, and knows how to render matplotlib commands. In fact, there's a number of different interactive backends, but there are also backends called hard copy backends, which support rendering to graphics formats, like scalable vector graphics, SVGs, or PNGs.</text:p>
      <text:p text:style-name="P75"><text:span text:style-name="T18">If you're on Mac OS, for instance,  </text:span>your default backend when using matplotlib is one system. While on Linux, GTK is my default<text:tab/> backend.</text:p>
      <text:p text:style-name="P10"/>
      <text:p text:style-name="P30">Artist Layer</text:p>
      <text:p text:style-name="P76"><text:span text:style-name="T19">The artist layer is an abstraction around drawing and layout primitives. </text:span><text:span text:style-name="T49">The root of visuals is a set of containers which includes a figure object with one or more subplots, each with a series of one or more axes. </text:span><text:span text:style-name="T52">M</text:span>atplotlib also has an axis object as well. And an axes is actually made up of two axis objects. </text:p>
      <text:p text:style-name="Standard">One for the x, horizontal dimension.</text:p>
      <text:p text:style-name="Standard">The artist layer also contains primitives and collections. These are base drawing items, things like a rectangle, ellipse or a line. And collections of items, such as a path, which might capture many lines together into a polygon shape. Collections are easy to recognize as their name tends to end in the word collection.</text:p>
      <text:p text:style-name="P77"/>
      <text:p text:style-name="P20">Here's an image from the matplotlib documentation on artists:</text:p>
      <text:p text:style-name="P21">#12 #13</text:p>
      <text:p text:style-name="P78"><text:span text:style-name="T21">“patches.patch” </text:span><text:span text:style-name="T22">name </text:span>comes from the matlab roots of the project. And a patch is any two-dimensional object which has a face color and an edge color. And children of the patch class are the primitives.</text:p>
      <text:p text:style-name="P21"><text:line-break/></text:p>
      <text:p text:style-name="P79"><text:span text:style-name="T20">S</text:span><text:span text:style-name="T19">o matplotlib has two layers</text:span><text:span text:style-name="T20">: </text:span></text:p>
      <text:list xml:id="list2492070802" text:style-name="L7">
        <text:list-item>
          <text:p text:style-name="P116">A backend layer: knows about low level graphics routines it can render to the screen or to a file. </text:p>
        </text:list-item>
        <text:list-item>
          <text:p text:style-name="P116"><text:span text:style-name="T100">A</text:span>rtist layer: describes primitives, collections, and containers.</text:p>
        </text:list-item>
      </text:list>
      <text:p text:style-name="P20"/>
      <text:p text:style-name="P20"/>
      <text:p text:style-name="P31">Scripting Layer</text:p>
      <text:p text:style-name="P22">Ex: pyplot</text:p>
      <text:p text:style-name="P76"><text:span text:style-name="T23">I</text:span><text:span text:style-name="T19">f we were writing an application to use matplotlib, </text:span>we might never care about the scripting layer. But this layer helps simplify and speed up our interaction with the environment in order to build plots quickly. It does this, frankly, by doing a bunch of magic for us. And the difference between someone <text:soft-page-break/>who is effective with matplotlib and someone who isn't, is usually based on their understanding of this magic of the scripting layer.</text:p>
      <text:p text:style-name="P20"/>
      <text:p text:style-name="P30"/>
      <text:p text:style-name="P3"><text:span text:style-name="T42">So that describes the matplotlib layer cake. </text:span>There's a backend, which deals with actual drawing. A bunch of artists on top of the backend, which describe how data is arranged. And a scripting layer, which actually creates those artists and choreographs them all together.</text:p>
      <text:p text:style-name="P10"/>
      <text:p text:style-name="P10"/>
      <text:p text:style-name="P10"/>
      <text:p text:style-name="P80"><text:span text:style-name="T36">P</text:span><text:span text:style-name="T35">rocedural </text:span><text:span text:style-name="T36">vs</text:span><text:span text:style-name="T35"> </text:span><text:span text:style-name="T36">D</text:span><text:span text:style-name="T54">eclarative visualization libraries</text:span></text:p>
      <text:p text:style-name="P75"><text:span text:style-name="T18"> the difference between </text:span><text:span text:style-name="T35">procedural and </text:span><text:span text:style-name="T54">declarative visualization libraries</text:span> and, well, user interfaces more generally. The pyplot scripting layer is a procedural method for building a visualization, in that we tell the underlying software which drawing actions we want it to take in order to render our data. There are also declarative methods for visualizing data. HTML is a great example of this. Instead of issuing command after command to the backend rendering agent, which is the browser with HTML, HTML documents are formatted as models of relationships in a document, often called the DOM, or Document Object Model. </text:p>
      <text:p text:style-name="Standard">These are two fundamentally different ways of creating and representing graphical interfaces.</text:p>
      <text:p text:style-name="Standard">The popular JavaScript library, for instance, D3.JS is an example of a declarative information visualization method. While matplotlib's pyplot is an example of a procedural information visualization method.</text:p>
      <text:p text:style-name="P10"/>
      <text:p text:style-name="P23">#1.html</text:p>
      <text:p text:style-name="P25">#<text:span text:style-name="T101">2</text:span>.html</text:p>
      <text:p text:style-name="P26">Links:</text:p>
      <text:p text:style-name="P11"><text:span text:style-name="T47">http://www.aosabook.org/en/matplotlib.html</text:span><text:span text:style-name="T1"> </text:span></text:p>
      <text:p text:style-name="P6"><text:a xlink:type="simple" xlink:href="https://journals.plos.org/ploscompbiol/article?id=10.1371/journal.pcbi.1003833" text:style-name="Internet_20_link" text:visited-style-name="Visited_20_Internet_20_Link"><text:span text:style-name="T60">https://journals.plos.org/ploscompbiol/article?id=10.1371/journal.pcbi.1003833</text:span></text:a></text:p>
      <text:p text:style-name="P32"/>
      <text:p text:style-name="P33">Summary:</text:p>
      <text:h text:style-name="P99" text:outline-level="2">Overview of matplotlib Architecture</text:h>
      <text:p text:style-name="P48">Each layer that sits above another layer knows how to talk to the layer below it, but the lower layer is not aware of the layers above it.</text:p>
      <text:p text:style-name="P12"/>
      <text:p text:style-name="P32"/>
      <text:p text:style-name="P15"/>
      <text:p text:style-name="P15"/>
      <text:p text:style-name="P32"/>
      <text:p text:style-name="P34">Basic Charting </text:p>
      <text:p text:style-name="P34"/>
      <text:p text:style-name="P81"><text:span text:style-name="T24">Python function declaration with two arguments, </text:span>the star args, and the double star kwargs can be a bit obscure. What's being said here by the star args is that the function supports any number of unnamed arguments. The double star keyword args also means that it supports any number of named arguments. </text:p>
      <text:p text:style-name="P12"/>
      <text:p text:style-name="P12"/>
      <text:p text:style-name="P81"><text:span text:style-name="T24">You'll notice that the subsequent calls to plot </text:span>have actually updated our visualization. This is a particular feature of this interactive backend, other backends might not. For instance, you might see some web tutorials using the older %matplotlib inline magic instead of the %matplotlib notebook <text:soft-page-break/>magic. The inline magic is not interactive, so subsequent calls create new plots as new cells in the notebook, and this can be handy too.</text:p>
      <text:p text:style-name="P12"/>
      <text:p text:style-name="P81"><text:span text:style-name="T24">The pyplot scripting interface </text:span>is managing a lot of objects for you. It keeps track of the latest figure of subplots, and of the axis objects. Moreover, it actually hides some of these behind methods of its own. So the pyplot module itself has a function which is called plot, </text:p>
      <text:p text:style-name="Standard">but it redirects calls to this function to the current axes object.</text:p>
      <text:p text:style-name="P12"/>
      <text:p text:style-name="P12"> </text:p>
      <text:p text:style-name="Standard">The scripting layer though isn't magic, it's just doing some of the behind the scenes work for us. </text:p>
      <text:p text:style-name="Standard">For instance, when we make a call to pyplots plt.plot, the scripting layer actually looks to </text:p>
      <text:p text:style-name="Standard">see if there's a figure that currently exists, and if not, it creates a new one. It then returns the axes for this figure. We can actually get access to the figure using the GCF function, which stands for get current figure of pyplot, and get access to the axes as well using the GCA function, get current axes.</text:p>
      <text:p text:style-name="P12"/>
      <text:p text:style-name="P12"/>
      <text:p text:style-name="Standard">You can add Artists to an axes object at any time. Pyplot is doing this for us when we call the plot function. It's determining what shape we want from the string, the location associated with that shape, that it's creating a patch object, and adding that to the axes. If we make subsequent calls to the plot function, this will add more data to our chart.</text:p>
      <text:p text:style-name="P12"/>
      <text:p text:style-name="P12"/>
      <text:p text:style-name="P81"><text:span text:style-name="T24">When you pass a list or an interval more generally to a function and </text:span>prepend it with an asterisk, each item is taken out of the iterable and passed as a separate argument.</text:p>
      <text:p text:style-name="P12"/>
      <text:p text:style-name="P81"><text:span text:style-name="T25">T</text:span><text:span text:style-name="T24">here is nothing magical about what </text:span>matplotlib is doing. Calls to the scripting interface, just create figures, subplots, and axis. Then load those axis up with various artists, which the back-end renders to the screen or some other medium like a file.</text:p>
      <text:p text:style-name="P12"/>
      <text:p text:style-name="P81"><text:span text:style-name="T24">While you'll spend 95% of your time at the scripting layer, happily creating graphs </text:span>and charts, it's important to understand how the library works underneath for the other 5% of the time. And the time that you will use this is when you really want to have control over and to create your own charting functions</text:p>
      <text:p text:style-name="P81"/>
      <text:p text:style-name="P24">Line plot vs Scatterplot:</text:p>
      <text:list xml:id="list2150858055" text:style-name="L8">
        <text:list-item>
          <text:p text:style-name="P117"><text:span text:style-name="T102">W</text:span>e only gave y axes values to our plot call, no x axes values. Instead, the plot function was smart enough to figure out that what we wanted was to use the index of the series as the x value. </text:p>
        </text:list-item>
      </text:list>
      <text:p text:style-name="P81"/>
      <text:list xml:id="list101835684399608" text:continue-numbering="true" text:style-name="L8">
        <text:list-item>
          <text:p text:style-name="P117"><text:span text:style-name="T102">T</text:span>he plot identifies this as two series of data and that the colors of the data from the series are different including the data points and the lines between the data points. This is different from the scatter plot which required us to label the lines directly.</text:p>
        </text:list-item>
      </text:list>
      <text:p text:style-name="P81"/>
      <text:p text:style-name="P12"/>
      <text:p text:style-name="P12">This is unfortunately one of the great pain points in data science in Python, </text:p>
      <text:p text:style-name="Standard">date time handling. The standard library does it in two different ways, while NumPy, which is used for scientific computing, does it a third way. In fact, there's probably a dozen replacement libraries for </text:p>
      <text:p text:style-name="Standard">date times in Python.</text:p>
      <text:p text:style-name="Standard">The solution I'm going to use here comes from a helper library in Pandas called </text:p>
      <text:p text:style-name="Standard"><text:soft-page-break/>to datetime. This specifically converts NumPy dates into standard library dates which is what matplotlib is expecting.</text:p>
      <text:p text:style-name="P12"/>
      <text:p text:style-name="P81"><text:span text:style-name="T24">There are lots of interesting properties of the axes object. </text:span>For instance; you can get the grid lines, the tick locations for both major and minor ticks and so on.</text:p>
      <text:p text:style-name="P12"/>
      <text:p text:style-name="P12"/>
      <text:p text:style-name="P81"><text:span text:style-name="T24">Matplotlib has support for several kinds of bar charts. </text:span>The most general case, we plot a bar chart by sending in a parameter of the x components, and a parameter of the height of the bar.</text:p>
      <text:p text:style-name="P12"/>
      <text:p text:style-name="P12"/>
      <text:p text:style-name="P12"/>
      <text:p text:style-name="P81"><text:span text:style-name="T24">So the plot looks okay, but not great. </text:span>All of the x labels are to the far left of the items being described, and not centered. Now, we can center them with a given bar, using the align parameter, but it's a bit frustrating when you have to make multiple bars, and you have to calculate it yourself. And it's a pain to go through and add a new data series manually. And this gets worse, we actually have to manually iterate through and add in dates if we want them. Because otherwise we couldn't set the bar left location appropriately.</text:p>
      <text:p text:style-name="Standard"/>
      <text:p text:style-name="Standard">I'll be honest, bar charts are one of my least favorite things to create in matplotlib. I feel like the foundation is there, but some of the ways I would want to use the API, such as plotting several series of data in groups across time, are sadly missing.</text:p>
      <text:p text:style-name="P12"/>
      <text:p text:style-name="P12"/>
      <text:p text:style-name="P81"><text:span text:style-name="T24">So those are the basics of charting and plotting in Matplotlib. </text:span>I think it's important to realize that there really isn't any magic. The scripting layer is really a set of convenience functions </text:p>
      <text:p text:style-name="Standard">on top of the object layer. Some people share a preference for one or the other, but at the core, they manipulate the same data elements. And I don't think you should think of them as being opposed to one another or duplicative. They work together, and being able to move back and forth is really important.</text:p>
      <text:p text:style-name="P12"/>
      <text:p text:style-name="P12"/>
      <text:p text:style-name="P12"/>
      <text:p text:style-name="P12"/>
      <text:p text:style-name="P12"/>
      <text:p text:style-name="P12"/>
      <text:p text:style-name="P12"/>
      <text:p text:style-name="P12">##3.video</text:p>
      <text:p text:style-name="P9"/>
      <text:p text:style-name="P14"/>
      <text:p text:style-name="P16">LAB: Plotting Weather Patterns</text:p>
      <text:p text:style-name="P16">LAB: assignment3 - Building a custom visualization-wheel-practice</text:p>
      <text:p text:style-name="P13"/>
      <text:p text:style-name="P91"/>
      <text:p text:style-name="P29">Week3: Charting Fundamentals</text:p>
      <text:p text:style-name="P29"/>
      <text:p text:style-name="P35">Subplots</text:p>
      <text:p text:style-name="P82">Sometimes it is useful to show two complex plot side by side for the viewer to compare. Matplotlib handles this with a single figure. </text:p>
      <text:p text:style-name="P35"/>
      <text:p text:style-name="P35"> </text:p>
      <text:p text:style-name="Standard">The maplotlib developers allow you to specify the row, columns, and number of the plot that you want with either three parameters or a single parameter. Where the hundreds values the first argument, the tens the second argument, and the ones the third argument.</text:p>
      <text:p text:style-name="Standard"/>
      <text:p text:style-name="Standard">An important fact to remember is that the plot location in the matrix of items </text:p>
      <text:p text:style-name="Standard">is index starting at one and not at zero, as would be the convention if you were using something like NumPy. So if you're iterating through a matrix or list, create subplots. Remember to start at position plus one.</text:p>
      <text:p text:style-name="Standard"/>
      <text:p text:style-name="P98">you can force the figure to redraw by calling the canvas draw function.</text:p>
      <text:p text:style-name="P35"/>
      <text:p text:style-name="P37">Histograms</text:p>
      <text:p text:style-name="P49"><text:span text:style-name="T84">A histogram is a bar chart which shows the frequency of a given phenomena. </text:span>A great example are probability distributions. </text:p>
      <text:p text:style-name="P35"/>
      <text:p text:style-name="P82"><text:span text:style-name="T28">Probability function can be visualized as a curve, where the y-axis holds </text:span><text:span text:style-name="T49">the probability a given value would occur, and the x-axis is the value itself. </text:span>This is called a probability density function. The y-axis values are limited to between zero and one, where zero means there's no chance of a given value occurring and one means that the value will always occur. The x-axis values are labeled in terms of the distribution function. In the case of the normal distribution, this is usually in terms of standard deviations. So a histogram is just a bar chart where the x-axis is a given observation and the y-axis is the frequency with which that observation occurs. So we should be able to plot a given probability distribution by sampling from it.</text:p>
      <text:p text:style-name="P82"/>
      <text:p text:style-name="P82">So I think this brings up an important question of how many bins you should plot when using a histogram. I'm afraid that the answer isn't really clear. Both of these plots are true, one is a visual of the data at a coarse granularity, and one at a more fine grain granularity. When we look at the finest granularity in our data, plotting with 10,000 bins then the histograms became basically useless for decision making. Since they aren't showing trends between samples as much as they're just showing the sample size themselves. This is similar to using aggregate statistics like the mean in standard deviation to describe a sample of a population. These values are coarse and whether they are appropriate depends highly on your questions and interests.</text:p>
      <text:p text:style-name="P18"/>
      <text:p text:style-name="P18"/>
      <text:p text:style-name="P18"> </text:p>
      <text:p text:style-name="Standard">The GridSpec allows you to map axes over multiple cells in a grid. <text:span text:style-name="T27">To use the GridSpec, </text:span>we first import it, then create a new GridSpec, the overall shape that we want. When we add new items with the subplot, instead of specifying the three numbers of row, column and position, we pass in the elements of the GridSpec object which we wish to cover. And very important here. Because we are using the elements of a list, all of the indexing starts at zero, and is very reasonable to use slicing for the beginning or ends of lists. The GridSpec is indexed as rows and columns using the indexing operator, <text:soft-page-break/>or square brackets. So we'll create the first subplot and histogram in row 0, covering off the first element, the middle position, and going to the end of the row.</text:p>
      <text:p text:style-name="P18"/>
      <text:p text:style-name="P18"/>
      <text:p text:style-name="P17">#1.pdf</text:p>
      <text:p text:style-name="P17"/>
      <text:p text:style-name="P36">Box Plots</text:p>
      <text:p text:style-name="P83"><text:span text:style-name="T26">A box plot, </text:span><text:span text:style-name="T53">s</text:span><text:span text:style-name="T49">ometimes called a box-and-whisker plot is a method of showing aggregate statistics of various samples in a concise matter. The box plot simultaneously shows, for each sample, the median of each value, </text:span>the minimum and maximum of the samples, and the interquartile range.</text:p>
      <text:p text:style-name="P4"/>
      <text:p text:style-name="P83"><text:span text:style-name="T26">These percentage values make up what's called the interquartile range. </text:span>There are four different quarters of the data. The first is between the minimal value and the first 25% of the data. And this value of 25% is called the first quartile. The second quarter of data is between the 25% mark and the 50% of the data. The third between 50 and 75% of the data. And 75% mark is called the third quartile. And the final piece of data is between the 75% and the maximum of the data.</text:p>
      <text:p text:style-name="P13"/>
      <text:p text:style-name="P83"><text:span text:style-name="T26">Like standard deviation, the interquartile range is a measure of variability of data. </text:span>And it's common to plot this using a box plot. In a box plot, the mean, or the median, of the data is plotted as a straight line. Two boxes are formed, one above, which represents the 50% to 75% data group, and one below, which represents the 25% to 50% data group. Thin lines which are capped are then drawn out to the minimum and maximum values.</text:p>
      <text:p text:style-name="P13"/>
      <text:p text:style-name="P83"><text:span text:style-name="T26">In matplotlib, data needs to conform to NumPy arrays. </text:span>But pandas is built on top of NumPy data points, so this is as easy as projecting the column that we're interested in.</text:p>
      <text:p text:style-name="P13"/>
      <text:p text:style-name="P13">It's common practice by some to use an underscore when unpacking values which you </text:p>
      <text:p text:style-name="P1">don't care about and won't use later.</text:p>
      <text:p text:style-name="P13"/>
      <text:p text:style-name="P29"/>
      <text:p text:style-name="P4"><text:span text:style-name="T43">Recall that we have one figure with one subplot. </text:span>Since we didn't do anything fancy with subplots, </text:p>
      <text:p text:style-name="P1">that means we only have one axes object. We can actually overlay an axes on top of another within a figure. Now, this functionality isn't in the basic matplotlib space, but it's in the toolkits, which tend to ship with matplotlib. There are several different toolkits available, and while they tend to be packaged, they aren't considered core. The toolkit that we're going to use is called the axes grid, and we import it from the mpl_toolkits.axes_grid1.inset_locator.</text:p>
      <text:p text:style-name="Standard"><text:line-break/></text:p>
      <text:p text:style-name="P13">This isn't quite as flexible as with grid spec where we're essentially trying to </text:p>
      <text:p text:style-name="P1">connect the plot to one of ten different locations.</text:p>
      <text:p text:style-name="P1">I'll put in position two here, which will place the axes in the upper left of the figure. </text:p>
      <text:p text:style-name="P13"/>
      <text:p text:style-name="P83"><text:span text:style-name="T26"> </text:span><text:span text:style-name="T30">W</text:span><text:span text:style-name="T26">e set the whis parameter to be the range. </text:span>This tells the box plot to set the whisker values all the way out to the minimum and maximum values. </text:p>
      <text:p text:style-name="P83"><text:span text:style-name="T29">I</text:span><text:span text:style-name="T26">f you don't supply the whis argument, </text:span>the whiskers actually only go out to halfway between the interquartile range</text:p>
      <text:p text:style-name="P83"/>
      <text:p text:style-name="P83"/>
      <text:p text:style-name="P83">You can figure that out through the top of the box minus the bottom of the box and </text:p>
      <text:p text:style-name="Standard"><text:soft-page-break/>times that value by 1.5. This is one method of detecting outliers. And the points which are plotted beyond the whiskers are called fliers.</text:p>
      <text:p text:style-name="Standard"/>
      <text:p text:style-name="P83"/>
      <text:p text:style-name="P38">Heatmaps</text:p>
      <text:p text:style-name="P84"><text:span text:style-name="T31">Heatmaps are a way to visualize three-dimensional data and </text:span>to take advantage of spatial proximity of those dimensions. Now, I honestly didn't think I would include heatmaps in this course. </text:p>
      <text:p text:style-name="Standard">I've seen enough bad heatmaps to last me a lifetime. The problem is heatmaps are really quite powerful when you have the right data. Weather data is a great example. You have two dimensions, latitude and longitude, and then we can overlay on top of this a third dimension, say, temperature or rainfall amounts and use color to indicate its intensity.</text:p>
      <text:p text:style-name="P86"><text:span text:style-name="T103">Ex: </text:span><text:span text:style-name="T104">Example</text:span> from the Australian Transportation Safety Bureau. And actually on the Wikipedia page for Heatmaps, it shows the path of an airline, Malaysian Airlines 370, which went missing in 2014. On top of the flight path is a heatmap showing the probability of the plane if it had crashed. This probability is also displayed as a continuous value, with cool colors, blues, being used for low probabilities and </text:p>
      <text:p text:style-name="Standard">hot or warm colors, reds, being used for high probability.</text:p>
      <text:p text:style-name="P85">#15</text:p>
      <text:p text:style-name="P38"/>
      <text:p text:style-name="P84"><text:span text:style-name="T31">So heatmaps aren't all bad. </text:span>But where they break down is when there's no continuous relationship </text:p>
      <text:p text:style-name="Standard">between dimensions. Using a heatmap for categorical data, for instance, is just plain wrong. </text:p>
      <text:p text:style-name="Standard">It misleads the viewer into looking for patterns and ordering through spatial proximity. And any such patterns would be purely spurious.</text:p>
      <text:p text:style-name="P38"/>
      <text:p text:style-name="P27">In matplotlib, a heatmap is simply a two-dimensional histogram where the x and </text:p>
      <text:p text:style-name="P1">the y values indicate potential points and </text:p>
      <text:p text:style-name="P1">the color plotted is the frequency of the observation.</text:p>
      <text:p text:style-name="P27"/>
      <text:p text:style-name="P27"/>
      <text:p text:style-name="P84"><text:span text:style-name="T31">Now we talked a bit about what happens when you increase or </text:span>decrease the number of bins with regular histograms. But how do you think this changes when using heatmaps? You see, as you increase the bins you get the same effect. Every data point starts to fall into its own category. So you get a more clear picture. But everything eventually is just one color since every data point ends up being unique.</text:p>
      <text:p text:style-name="P27"/>
      <text:p text:style-name="P83"><text:span text:style-name="T26">Now a legend is important and heatmaps are no different. </text:span>When using the pyplot scripting layer, </text:p>
      <text:p text:style-name="Standard">this is as easy as calling the pyplot colorbar function. Be warned though, there's lots of accounting and bookkeeping happening there under the hood. In fact, pyplot is finding the current rendered image, </text:p>
      <text:p text:style-name="Standard">generating the colorbar, resizing the existing axes and using gridspec to add a new axes the size of the colorbar. It's quite a bit of bookkeeping. And that's all there is to this though. Now that you've seen this data in two different ways, a heatmap, where you have an X, a Y, and a color dimension, and a scatterplot, where you have two histograms, one for each axis.</text:p>
      <text:p text:style-name="P13"/>
      <text:p text:style-name="P39">Animation</text:p>
      <text:p text:style-name="P5"><text:span text:style-name="T44">Animation and interactivity heavily depend on support from this backend layer. </text:span>And using a backend <text:span text:style-name="T95">like the image png1 doesn't provide this. However, the NBN backend or the matplotlib notebook magic function does provide for some interactivity, so we can leverage that here.</text:span></text:p>
      <text:p text:style-name="P87"><text:span text:style-name="T32">T</text:span><text:span text:style-name="T3">he Maplotlib.animation module contains important helpers for building animations.</text:span></text:p>
      <text:p text:style-name="P50"/>
      <text:p text:style-name="P87"><text:soft-page-break/>FuncAnimation builds an animation by iteratively calling a function which you define. Essentially, your function will either clear the axis object and redraw the next frame, which you want users to see or will return a list of objects which need to be redrawn.</text:p>
      <text:p text:style-name="P50"/>
      <text:p text:style-name="P13"/>
      <text:p text:style-name="P13"/>
      <text:p text:style-name="P13"/>
      <text:p text:style-name="P16">##6</text:p>
      <text:p text:style-name="P16">LAB: understanding...</text:p>
      <text:p text:style-name="P29"/>
      <text:p text:style-name="P29"/>
      <text:p text:style-name="P92"/>
      <text:p text:style-name="P29"/>
      <text:p text:style-name="P29"/>
      <text:p text:style-name="P29"/>
      <text:p text:style-name="P29"/>
      <text:p text:style-name="P53"><text:span text:style-name="T2">Week 4: </text:span>Module 4: Applied Visualizations</text:p>
      <text:p text:style-name="P29"/>
      <text:p text:style-name="P17">LAB: <text:s/>week4</text:p>
      <text:p text:style-name="P17">##video2 </text:p>
      <text:p text:style-name="P7"><text:a xlink:type="simple" xlink:href="http://www.tylervigen.com/spurious-correlations" text:style-name="Internet_20_link" text:visited-style-name="Visited_20_Internet_20_Link"><text:span text:style-name="T60">http://www.tylervigen.com/spurious-correlations</text:span></text:a></text:p>
      <text:p text:style-name="P17"/>
      <text:p text:style-name="P19">LAB: assignmen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OpenSans" svg:font-family="OpenSans, Arial, sans-serif"/>
    <style:font-face style:name="europa" svg:font-family="europa"/>
    <style:font-face style:name="futura-pt" svg:font-family="futura-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2T23:21:04.482873486</meta:creation-date>
    <dc:date>2021-11-19T10:18:34.391983282</dc:date>
    <meta:editing-duration>P2DT16H56M58S</meta:editing-duration>
    <meta:editing-cycles>233</meta:editing-cycles>
    <meta:generator>LibreOffice/6.4.7.2$Linux_X86_64 LibreOffice_project/40$Build-2</meta:generator>
    <meta:document-statistic meta:table-count="0" meta:image-count="0" meta:object-count="0" meta:page-count="15" meta:paragraph-count="211" meta:word-count="5630" meta:character-count="33206" meta:non-whitespace-character-count="27706"/>
  </office:meta>
</office:document-meta>
</file>